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332cm" style:rel-column-width="5627*"/>
    </style:style>
    <style:style style:name="Table7.B" style:family="table-column">
      <style:table-column-properties style:column-width="21.992cm" style:rel-column-width="53065*"/>
    </style:style>
    <style:style style:name="Table7.C" style:family="table-column">
      <style:table-column-properties style:column-width="1.418cm" style:rel-column-width="3422*"/>
    </style:style>
    <style:style style:name="Table7.D" style:family="table-column">
      <style:table-column-properties style:column-width="1.418cm" style:rel-column-width="3421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7.D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D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4.553cm" style:rel-column-width="10984*"/>
    </style:style>
    <style:style style:name="Table8.B" style:family="table-column">
      <style:table-column-properties style:column-width="19.842cm" style:rel-column-width="47876*"/>
    </style:style>
    <style:style style:name="Table8.C" style:family="table-column">
      <style:table-column-properties style:column-width="1.402cm" style:rel-column-width="3383*"/>
    </style:style>
    <style:style style:name="Table8.D" style:family="table-column">
      <style:table-column-properties style:column-width="1.363cm" style:rel-column-width="3292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8.D1" style:family="table-cell">
      <style:table-cell-properties fo:padding="0.097cm" fo:border="0.05pt solid #cccccc"/>
    </style:style>
    <style:style style:name="Table8.B2" style:family="table-cell">
      <style:table-cell-properties fo:padding="0.097cm" fo:border-left="none" fo:border-right="none" fo:border-top="0.05pt solid #cccccc" fo:border-bottom="0.05pt solid #cccccc"/>
    </style:style>
    <style:style style:name="Table8.D2" style:family="table-cell">
      <style:table-cell-properties fo:padding="0.097cm" fo:border-left="none" fo:border-right="0.05pt solid #cccccc" fo:border-top="none" fo:border-bottom="0.05pt solid #cccccc"/>
    </style:style>
    <style:style style:name="Table8.A3" style:family="table-cell">
      <style:table-cell-properties fo:padding="0.097cm" fo:border-left="0.05pt solid #cccccc" fo:border-right="none" fo:border-top="none" fo:border-bottom="0.05pt solid #cccccc"/>
    </style:style>
    <style:style style:name="Tableau1" style:family="table">
      <style:table-properties style:width="27.16cm" table:align="margins" style:writing-mode="lr-tb"/>
    </style:style>
    <style:style style:name="Tableau1.A" style:family="table-column">
      <style:table-column-properties style:column-width="4.498cm" style:rel-column-width="10852*"/>
    </style:style>
    <style:style style:name="Tableau1.B" style:family="table-column">
      <style:table-column-properties style:column-width="19.826cm" style:rel-column-width="47838*"/>
    </style:style>
    <style:style style:name="Tableau1.C" style:family="table-column">
      <style:table-column-properties style:column-width="1.418cm" style:rel-column-width="3421*"/>
    </style:style>
    <style:style style:name="Tableau1.D" style:family="table-column">
      <style:table-column-properties style:column-width="1.418cm" style:rel-column-width="3424*"/>
    </style:style>
    <style:style style:name="Tableau1.A1" style:family="table-cell">
      <style:table-cell-properties fo:padding="0.097cm" fo:border-left="none" fo:border-right="none" fo:border-top="none" fo:border-bottom="0.05pt solid #cccccc"/>
    </style:style>
    <style:style style:name="Tableau1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1" style:family="table-cell">
      <style:table-cell-properties fo:padding="0.097cm" fo:border="0.05pt solid #cccccc"/>
    </style:style>
    <style:style style:name="Tableau1.A2" style:family="table-cell">
      <style:table-cell-properties fo:padding="0.097cm" fo:border-left="0.05pt solid #cccccc" fo:border-right="none" fo:border-top="none" fo:border-bottom="0.05pt solid #cccccc"/>
    </style:style>
    <style:style style:name="Tableau1.D2" style:family="table-cell">
      <style:table-cell-properties fo:padding="0.097cm" fo:border-left="none" fo:border-right="0.05pt solid #cccccc" fo:border-top="none" fo:border-bottom="0.05pt solid #cccccc"/>
    </style:style>
    <style:style style:name="Tableau2" style:family="table">
      <style:table-properties style:width="27.16cm" table:align="margins" style:writing-mode="lr-tb"/>
    </style:style>
    <style:style style:name="Tableau2.A" style:family="table-column">
      <style:table-column-properties style:column-width="4.498cm" style:rel-column-width="10852*"/>
    </style:style>
    <style:style style:name="Tableau2.B" style:family="table-column">
      <style:table-column-properties style:column-width="19.826cm" style:rel-column-width="47838*"/>
    </style:style>
    <style:style style:name="Tableau2.C" style:family="table-column">
      <style:table-column-properties style:column-width="1.418cm" style:rel-column-width="3421*"/>
    </style:style>
    <style:style style:name="Tableau2.D" style:family="table-column">
      <style:table-column-properties style:column-width="1.418cm" style:rel-column-width="3424*"/>
    </style:style>
    <style:style style:name="Tableau2.A1" style:family="table-cell">
      <style:table-cell-properties fo:padding="0.097cm" fo:border-left="none" fo:border-right="none" fo:border-top="none" fo:border-bottom="0.05pt solid #cccccc"/>
    </style:style>
    <style:style style:name="Tableau2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D1" style:family="table-cell">
      <style:table-cell-properties fo:padding="0.097cm" fo:border="0.05pt solid #cccccc"/>
    </style:style>
    <style:style style:name="Tableau2.A2" style:family="table-cell">
      <style:table-cell-properties fo:padding="0.097cm" fo:border-left="0.05pt solid #cccccc" fo:border-right="none" fo:border-top="none" fo:border-bottom="0.05pt solid #cccccc"/>
    </style:style>
    <style:style style:name="Tableau2.D2" style:family="table-cell">
      <style:table-cell-properties fo:padding="0.097cm" fo:border-left="none" fo:border-right="0.05pt solid #cccccc" fo:border-top="none" fo:border-bottom="0.05pt solid #cccccc"/>
    </style:style>
    <style:style style:name="Tableau3" style:family="table">
      <style:table-properties style:width="27.16cm" table:align="margins" style:writing-mode="lr-tb"/>
    </style:style>
    <style:style style:name="Tableau3.A" style:family="table-column">
      <style:table-column-properties style:column-width="4.498cm" style:rel-column-width="10852*"/>
    </style:style>
    <style:style style:name="Tableau3.B" style:family="table-column">
      <style:table-column-properties style:column-width="19.826cm" style:rel-column-width="47838*"/>
    </style:style>
    <style:style style:name="Tableau3.C" style:family="table-column">
      <style:table-column-properties style:column-width="1.418cm" style:rel-column-width="3421*"/>
    </style:style>
    <style:style style:name="Tableau3.D" style:family="table-column">
      <style:table-column-properties style:column-width="1.418cm" style:rel-column-width="3424*"/>
    </style:style>
    <style:style style:name="Tableau3.A1" style:family="table-cell">
      <style:table-cell-properties fo:padding="0.097cm" fo:border-left="none" fo:border-right="none" fo:border-top="none" fo:border-bottom="0.05pt solid #cccccc"/>
    </style:style>
    <style:style style:name="Tableau3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D1" style:family="table-cell">
      <style:table-cell-properties fo:padding="0.097cm" fo:border="0.05pt solid #cccccc"/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D2" style:family="table-cell">
      <style:table-cell-properties fo:padding="0.097cm" fo:border-left="none" fo:border-right="0.05pt solid #cccccc" fo:border-top="none" fo:border-bottom="0.05pt solid #cccccc"/>
    </style:style>
    <style:style style:name="Tableau6" style:family="table" style:master-page-name="Convert_20_1">
      <style:table-properties style:width="18.86cm" fo:margin-left="-0.199cm" style:page-number="auto" fo:break-before="page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14.6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7" style:family="table">
      <style:table-properties style:width="18.86cm" fo:margin-left="-0.199cm" table:align="left" style:writing-mode="lr-tb"/>
    </style:style>
    <style:style style:name="Tableau7.A" style:family="table-column">
      <style:table-column-properties style:column-width="5.398cm"/>
    </style:style>
    <style:style style:name="Tableau7.B" style:family="table-column">
      <style:table-column-properties style:column-width="13.46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8" style:family="table">
      <style:table-properties style:width="18.86cm" fo:margin-left="-0.199cm" table:align="left" style:writing-mode="lr-tb"/>
    </style:style>
    <style:style style:name="Tableau8.A" style:family="table-column">
      <style:table-column-properties style:column-width="4.195cm"/>
    </style:style>
    <style:style style:name="Tableau8.B" style:family="table-column">
      <style:table-column-properties style:column-width="14.66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9" style:family="table">
      <style:table-properties style:width="18.86cm" fo:margin-left="-0.199cm" table:align="left" style:writing-mode="lr-tb"/>
    </style:style>
    <style:style style:name="Tableau9.A" style:family="table-column">
      <style:table-column-properties style:column-width="4.18cm"/>
    </style:style>
    <style:style style:name="Tableau9.B" style:family="table-column">
      <style:table-column-properties style:column-width="14.67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9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9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4" style:family="table" style:master-page-name="Convert_20_1">
      <style:table-properties style:width="18.86cm" fo:margin-left="-0.199cm" style:page-number="auto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7.9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5" style:family="table">
      <style:table-properties style:width="18.86cm" fo:margin-left="-0.199cm" table:align="left" style:writing-mode="lr-tb"/>
    </style:style>
    <style:style style:name="Tableau5.A" style:family="table-column">
      <style:table-column-properties style:column-width="1.005cm"/>
    </style:style>
    <style:style style:name="Tableau5.B" style:family="table-column">
      <style:table-column-properties style:column-width="17.85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191154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563972" officeooo:paragraph-rsid="00563972" style:font-size-asian="9.5pt" style:font-size-complex="9.5pt"/>
    </style:style>
    <style:style style:name="P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6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609d0b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633a44" officeooo:paragraph-rsid="00633a44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70d8" officeooo:paragraph-rsid="006370d8" style:font-name-asian="Calibri" style:font-size-asian="9.5pt" style:font-name-complex="Times New Roman" style:font-size-complex="9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a3ba" officeooo:paragraph-rsid="0063a3ba" style:font-name-asian="Calibri" style:font-size-asian="9.5pt" style:font-name-complex="Times New Roman" style:font-size-complex="9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0d0803" officeooo:paragraph-rsid="00166f95" style:font-size-asian="9.5pt" style:font-size-complex="9.5pt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54545c" officeooo:paragraph-rsid="0054545c" style:font-size-asian="9.5pt" style:font-size-complex="9.5pt"/>
    </style:style>
    <style:style style:name="P13" style:family="paragraph" style:parent-style-name="SDMX_20_-_20_Black">
      <style:paragraph-properties fo:margin-top="0cm" fo:margin-bottom="0cm" style:contextual-spacing="false"/>
      <style:text-properties fo:font-size="9.5pt" style:font-size-asian="9.5pt" style:font-size-complex="9.5pt"/>
    </style:style>
    <style:style style:name="P14" style:family="paragraph" style:parent-style-name="SDMX_20_-_20_Black">
      <style:paragraph-properties fo:margin-top="0cm" fo:margin-bottom="0cm" style:contextual-spacing="false"/>
      <style:text-properties fo:font-size="9.5pt" officeooo:paragraph-rsid="0040704e" style:font-size-asian="9.5pt" style:font-size-complex="9.5pt"/>
    </style:style>
    <style:style style:name="P15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3f718e" style:font-size-asian="9.5pt" style:font-size-complex="9.5pt"/>
    </style:style>
    <style:style style:name="P16" style:family="paragraph" style:parent-style-name="SDMX_20_-_20_Black">
      <style:paragraph-properties fo:margin-top="0cm" fo:margin-bottom="0cm" style:contextual-spacing="false"/>
      <style:text-properties fo:font-size="9.5pt" officeooo:paragraph-rsid="0041ffa8" style:font-size-asian="9.5pt" style:font-size-complex="9.5pt"/>
    </style:style>
    <style:style style:name="P17" style:family="paragraph" style:parent-style-name="SDMX_20_-_20_Black">
      <style:paragraph-properties fo:margin-top="0cm" fo:margin-bottom="0cm" style:contextual-spacing="false"/>
      <style:text-properties fo:font-size="9.5pt" officeooo:paragraph-rsid="005fe156" style:font-size-asian="9.5pt" style:font-size-complex="9.5pt"/>
    </style:style>
    <style:style style:name="P18" style:family="paragraph" style:parent-style-name="SDMX_20_-_20_Black">
      <style:paragraph-properties fo:margin-top="0cm" fo:margin-bottom="0cm" style:contextual-spacing="false"/>
      <style:text-properties fo:font-size="9.5pt" officeooo:paragraph-rsid="00609d0b" style:font-size-asian="9.5pt" style:font-size-complex="9.5pt"/>
    </style:style>
    <style:style style:name="P19" style:family="paragraph" style:parent-style-name="SDMX_20_-_20_Black">
      <style:paragraph-properties fo:margin-top="0cm" fo:margin-bottom="0cm" style:contextual-spacing="false"/>
      <style:text-properties fo:font-size="9.5pt" officeooo:paragraph-rsid="0063a3ba" style:font-size-asian="9.5pt" style:font-size-complex="9.5pt"/>
    </style:style>
    <style:style style:name="P20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05717" style:font-name-asian="Calibri" style:font-size-asian="9.5pt" style:font-name-complex="Courier New" style:font-size-complex="9.5pt" style:language-complex="ar" style:country-complex="SA"/>
    </style:style>
    <style:style style:name="P21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fe156" style:font-name-asian="Calibri" style:font-size-asian="9.5pt" style:font-name-complex="Courier New" style:font-size-complex="9.5pt" style:language-complex="ar" style:country-complex="SA"/>
    </style:style>
    <style:style style:name="P2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fe156" officeooo:paragraph-rsid="005fe156" style:font-name-asian="Calibri" style:font-size-asian="9.5pt" style:font-name-complex="Courier New" style:font-size-complex="9.5pt" style:language-complex="ar" style:country-complex="SA"/>
    </style:style>
    <style:style style:name="P2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style:font-size-asian="9.5pt" style:font-size-complex="9.5pt"/>
    </style:style>
    <style:style style:name="P2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2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5fe156" style:font-size-asian="9.5pt" style:font-size-complex="9.5pt"/>
    </style:style>
    <style:style style:name="P2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112065" style:font-size-asian="9.5pt" style:font-size-complex="9.5pt"/>
    </style:style>
    <style:style style:name="P2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05717" style:font-size-asian="9.5pt" style:font-size-complex="9.5pt"/>
    </style:style>
    <style:style style:name="P2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fe156" style:font-size-asian="9.5pt" style:font-size-complex="9.5pt"/>
    </style:style>
    <style:style style:name="P2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30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31" style:family="paragraph" style:parent-style-name="SDMX_20_-_20_Black">
      <style:paragraph-properties fo:margin-top="0cm" fo:margin-bottom="0cm" style:contextual-spacing="false"/>
      <style:text-properties fo:color="#7f7f7f" loext:opacity="100%" style:font-name="Liberation Sans" fo:font-size="9.5pt" fo:language="en" fo:country="GB" officeooo:rsid="005fe156" officeooo:paragraph-rsid="005fe156" style:font-name-asian="Calibri" style:font-size-asian="9.5pt" style:font-name-complex="Courier New" style:font-size-complex="9.5pt" style:language-complex="ar" style:country-complex="SA"/>
    </style:style>
    <style:style style:name="P3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3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5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6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1d562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7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8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0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41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54545c" style:font-size-asian="9pt" style:font-size-complex="9pt"/>
    </style:style>
    <style:style style:name="P42" style:family="paragraph" style:parent-style-name="SDMX_20_-_20_Blue">
      <style:paragraph-properties fo:margin-top="0cm" fo:margin-bottom="0cm" style:contextual-spacing="false"/>
      <style:text-properties fo:font-size="9pt" officeooo:rsid="00633a44" officeooo:paragraph-rsid="00633a44" style:font-size-asian="9pt" style:font-size-complex="9pt"/>
    </style:style>
    <style:style style:name="P43" style:family="paragraph" style:parent-style-name="SDMX_20_-_20_Blue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44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5fe156" style:font-size-asian="9pt" style:font-weight-asian="bold" style:font-size-complex="9pt" style:font-weight-complex="bold"/>
    </style:style>
    <style:style style:name="P45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09d0b" style:font-size-asian="9pt" style:font-weight-asian="bold" style:font-size-complex="9pt" style:font-weight-complex="bold"/>
    </style:style>
    <style:style style:name="P46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3a3ba" style:font-size-asian="9pt" style:font-weight-asian="bold" style:font-size-complex="9pt" style:font-weight-complex="bold"/>
    </style:style>
    <style:style style:name="P47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48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70d8" officeooo:paragraph-rsid="006370d8" style:font-name-asian="Calibri" style:font-size-asian="9pt" style:font-name-complex="Times New Roman" style:font-size-complex="9pt" style:language-complex="ar" style:country-complex="SA"/>
    </style:style>
    <style:style style:name="P49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50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5fe156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1" style:family="paragraph" style:parent-style-name="SDMX_20_-_20_Green">
      <style:paragraph-properties fo:margin-top="0cm" fo:margin-bottom="0cm" style:contextual-spacing="false"/>
      <style:text-properties fo:font-size="9pt" officeooo:paragraph-rsid="00166f95" style:font-size-asian="9pt" style:font-size-complex="9pt"/>
    </style:style>
    <style:style style:name="P52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53" style:family="paragraph" style:parent-style-name="SDMX_20_-_20_Green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54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55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609d0b" style:font-name-asian="Calibri" style:font-size-asian="9pt" style:font-name-complex="Times New Roman" style:font-size-complex="9pt" style:language-complex="ar" style:country-complex="SA"/>
    </style:style>
    <style:style style:name="P56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57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0d0803" style:font-size-asian="9.5pt" style:font-size-complex="9.5pt"/>
    </style:style>
    <style:style style:name="P59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5fe156" style:font-size-asian="9.5pt" style:font-size-complex="9.5pt"/>
    </style:style>
    <style:style style:name="P60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09d0b" style:font-size-asian="9.5pt" style:font-size-complex="9.5pt"/>
    </style:style>
    <style:style style:name="P61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3a3ba" style:font-size-asian="9.5pt" style:font-size-complex="9.5pt"/>
    </style:style>
    <style:style style:name="P62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05717" style:font-size-asian="9.5pt" style:font-size-complex="9.5pt"/>
    </style:style>
    <style:style style:name="P63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fe156" style:font-size-asian="9.5pt" style:font-size-complex="9.5pt"/>
    </style:style>
    <style:style style:name="P64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09d0b" style:font-size-asian="9.5pt" style:font-size-complex="9.5pt"/>
    </style:style>
    <style:style style:name="P65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3a3ba" style:font-size-asian="9.5pt" style:font-size-complex="9.5pt"/>
    </style:style>
    <style:style style:name="P66" style:family="paragraph" style:parent-style-name="Table_20_Contents">
      <style:text-properties fo:font-size="9.5pt" officeooo:rsid="000d0803" officeooo:paragraph-rsid="0054545c" style:font-size-asian="9.5pt" style:font-size-complex="9.5pt"/>
    </style:style>
    <style:style style:name="P67" style:family="paragraph" style:parent-style-name="Table_20_Contents">
      <style:text-properties fo:font-size="9.5pt" officeooo:rsid="000d0803" officeooo:paragraph-rsid="005fe156" style:font-size-asian="9.5pt" style:font-size-complex="9.5pt"/>
    </style:style>
    <style:style style:name="P68" style:family="paragraph" style:parent-style-name="Table_20_Contents">
      <style:text-properties fo:font-size="9.5pt" officeooo:rsid="000d0803" officeooo:paragraph-rsid="00609d0b" style:font-size-asian="9.5pt" style:font-size-complex="9.5pt"/>
    </style:style>
    <style:style style:name="P69" style:family="paragraph" style:parent-style-name="Table_20_Contents">
      <style:text-properties fo:font-size="9.5pt" officeooo:rsid="000d0803" officeooo:paragraph-rsid="006b3956" style:font-size-asian="9.5pt" style:font-size-complex="9.5pt"/>
    </style:style>
    <style:style style:name="P70" style:family="paragraph" style:parent-style-name="Table_20_Contents">
      <style:text-properties fo:font-size="9.5pt" fo:font-weight="normal" officeooo:rsid="000d0803" officeooo:paragraph-rsid="006b3956" style:font-size-asian="9.5pt" style:font-weight-asian="normal" style:font-size-complex="9.5pt" style:font-weight-complex="normal"/>
    </style:style>
    <style:style style:name="P71" style:family="paragraph" style:parent-style-name="Table_20_Contents">
      <style:text-properties fo:font-size="9.5pt" fo:font-weight="normal" officeooo:rsid="000d0803" officeooo:paragraph-rsid="0063a3ba" style:font-size-asian="9.5pt" style:font-weight-asian="normal" style:font-size-complex="9.5pt" style:font-weight-complex="normal"/>
    </style:style>
    <style:style style:name="P72" style:family="paragraph" style:parent-style-name="Text_20_body">
      <style:text-properties fo:font-size="6pt" officeooo:paragraph-rsid="000d0803" style:font-size-asian="5.25pt" style:font-size-complex="6pt"/>
    </style:style>
    <style:style style:name="P73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83566" style:font-size-asian="9.5pt" style:font-weight-asian="normal" style:font-size-complex="9.5pt" style:font-weight-complex="normal"/>
    </style:style>
    <style:style style:name="P74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75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83566" style:font-size-asian="9.5pt" style:font-weight-asian="normal" style:font-size-complex="9.5pt" style:font-weight-complex="normal"/>
    </style:style>
    <style:style style:name="P76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77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83566" style:font-size-asian="9.5pt" style:font-size-complex="9.5pt"/>
    </style:style>
    <style:style style:name="P78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83566" style:font-size-asian="9.5pt" style:font-size-complex="9.5pt"/>
    </style:style>
    <style:style style:name="P79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83566" style:font-size-asian="9.5pt" style:font-size-complex="9.5pt"/>
    </style:style>
    <style:style style:name="P80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83566" style:font-size-asian="9.5pt" style:font-size-complex="9.5pt"/>
    </style:style>
    <style:style style:name="P81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83566" style:font-size-asian="9.5pt" style:font-size-complex="9.5pt"/>
    </style:style>
    <style:style style:name="P82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83566" style:font-size-asian="9.5pt" style:font-size-complex="9.5pt"/>
    </style:style>
    <style:style style:name="P83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664e29" officeooo:paragraph-rsid="00664e29" style:font-size-asian="9.5pt" style:font-size-complex="9.5pt"/>
    </style:style>
    <style:style style:name="P8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83566" style:font-size-asian="9.5pt" style:font-size-complex="9.5pt"/>
    </style:style>
    <style:style style:name="P85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1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86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fo:language="en" fo:country="GB" officeooo:rsid="00664e29" officeooo:paragraph-rsid="00664e29" style:font-name-asian="Calibri" style:font-size-asian="9.5pt" style:font-name-complex="Courier New" style:font-size-complex="9.5pt" style:language-complex="ar" style:country-complex="SA"/>
    </style:style>
    <style:style style:name="P87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officeooo:rsid="00664e29" officeooo:paragraph-rsid="00664e29" style:font-size-asian="9.5pt" style:font-name-complex="Courier New" style:font-size-complex="9.5pt"/>
    </style:style>
    <style:style style:name="P88" style:family="paragraph" style:parent-style-name="Standard">
      <style:paragraph-properties fo:margin-top="0.079cm" fo:margin-bottom="0.079cm" style:contextual-spacing="false"/>
      <style:text-properties style:font-name="Liberation Mono2" fo:font-size="9.5pt" style:font-size-asian="9.5pt" style:font-name-complex="Courier New" style:font-size-complex="9.5pt"/>
    </style:style>
    <style:style style:name="P89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5e914c" style:font-size-asian="9.5pt" style:font-name-complex="Courier New" style:font-size-complex="9.5pt"/>
    </style:style>
    <style:style style:name="P90" style:family="paragraph" style:parent-style-name="Standard">
      <style:paragraph-properties fo:margin-top="0.079cm" fo:margin-bottom="0.079cm" style:contextual-spacing="false"/>
      <style:text-properties style:font-name="Liberation Mono2" fo:font-size="9.5pt" officeooo:rsid="00664e29" officeooo:paragraph-rsid="00664e29" style:font-size-asian="9.5pt" style:font-name-complex="Courier New" style:font-size-complex="9.5pt"/>
    </style:style>
    <style:style style:name="P91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font-name-complex="Courier New" style:font-size-complex="9.5pt"/>
    </style:style>
    <style:style style:name="P92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language-asian="en" style:country-asian="GB" style:font-name-complex="Courier New" style:font-size-complex="9.5pt" style:font-style-complex="italic"/>
    </style:style>
    <style:style style:name="P93" style:family="paragraph" style:parent-style-name="Standard">
      <style:paragraph-properties fo:margin-top="0.079cm" fo:margin-bottom="0.079cm" style:contextual-spacing="false"/>
      <style:text-properties fo:font-size="9.5pt" officeooo:paragraph-rsid="00683566" style:font-size-asian="9.5pt" style:font-size-complex="9.5pt"/>
    </style:style>
    <style:style style:name="P94" style:family="paragraph" style:parent-style-name="Standard">
      <style:paragraph-properties fo:margin-top="0.079cm" fo:margin-bottom="0.079cm" style:contextual-spacing="false"/>
      <style:text-properties style:use-window-font-color="true" loext:opacity="0%" style:font-name="Liberation Sans1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95" style:family="paragraph" style:parent-style-name="Standard">
      <style:text-properties style:font-name="Liberation Sans" fo:font-size="9.5pt" fo:font-weight="bold" officeooo:paragraph-rsid="00683566" style:font-size-asian="9.5pt" style:font-weight-asian="bold" style:font-size-complex="9.5pt"/>
    </style:style>
    <style:style style:name="P96" style:family="paragraph" style:parent-style-name="Standard">
      <style:text-properties style:font-name="Liberation Sans" fo:font-size="9.5pt" officeooo:rsid="00433769" officeooo:paragraph-rsid="00433769" style:font-size-asian="9.5pt" style:font-size-complex="9.5pt"/>
    </style:style>
    <style:style style:name="P97" style:family="paragraph" style:parent-style-name="Standard">
      <style:text-properties fo:font-size="6pt" officeooo:paragraph-rsid="00609d0b" style:font-size-asian="5.25pt" style:font-size-complex="6pt"/>
    </style:style>
    <style:style style:name="P98" style:family="paragraph" style:parent-style-name="Standard">
      <style:text-properties fo:font-size="6pt" officeooo:paragraph-rsid="0063a3ba" style:font-size-asian="5.25pt" style:font-size-complex="6pt"/>
    </style:style>
    <style:style style:name="P99" style:family="paragraph" style:parent-style-name="Standard">
      <style:text-properties style:use-window-font-color="true" loext:opacity="0%" style:font-name="Liberation Sans" fo:font-size="9.5pt" fo:language="en" fo:country="GB" fo:font-weight="bold" officeooo:rsid="00664e29" officeooo:paragraph-rsid="00664e29" style:font-name-asian="Calibri" style:font-size-asian="9.5pt" style:font-weight-asian="bold" style:font-name-complex="Times New Roman" style:font-size-complex="9.5pt" style:language-complex="ar" style:country-complex="SA"/>
    </style:style>
    <style:style style:name="P100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d0803" style:font-size-asian="16pt" style:font-size-complex="16pt"/>
    </style:style>
    <style:style style:name="P10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10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09d0b" style:font-size-asian="9.5pt" style:font-size-complex="9.5pt"/>
    </style:style>
    <style:style style:name="P10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3a3ba" style:font-size-asian="9.5pt" style:font-size-complex="9.5pt"/>
    </style:style>
    <style:style style:name="P10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10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4545c" officeooo:paragraph-rsid="0054545c" style:font-size-asian="9.5pt" style:font-size-complex="9.5pt"/>
    </style:style>
    <style:style style:name="P10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91154" officeooo:paragraph-rsid="00191154" style:font-size-asian="9.5pt" style:font-size-complex="9.5pt"/>
    </style:style>
    <style:style style:name="P10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3a44" style:font-size-asian="9.5pt" style:font-size-complex="9.5pt"/>
    </style:style>
    <style:style style:name="P10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a3ba" style:font-size-asian="9.5pt" style:font-size-complex="9.5pt"/>
    </style:style>
    <style:style style:name="P10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70d8" officeooo:paragraph-rsid="006370d8" style:font-size-asian="9.5pt" style:font-size-complex="9.5pt"/>
    </style:style>
    <style:style style:name="P11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a3ba" officeooo:paragraph-rsid="0063a3ba" style:font-size-asian="9.5pt" style:font-size-complex="9.5pt"/>
    </style:style>
    <style:style style:name="P11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da18" officeooo:paragraph-rsid="0063da18" style:font-size-asian="9.5pt" style:font-size-complex="9.5pt"/>
    </style:style>
    <style:style style:name="P11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609d0b" style:font-name-asian="Calibri" style:font-size-asian="9.5pt" style:font-name-complex="Courier New" style:font-size-complex="9.5pt" style:language-complex="ar" style:country-complex="SA"/>
    </style:style>
    <style:style style:name="P113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3a44" style:font-name-asian="Calibri" style:font-size-asian="9.5pt" style:font-name-complex="Courier New" style:font-size-complex="9.5pt" style:language-complex="ar" style:country-complex="SA"/>
    </style:style>
    <style:style style:name="P114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a3ba" style:font-name-asian="Calibri" style:font-size-asian="9.5pt" style:font-name-complex="Courier New" style:font-size-complex="9.5pt" style:language-complex="ar" style:country-complex="SA"/>
    </style:style>
    <style:style style:name="P115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70d8" officeooo:paragraph-rsid="006370d8" style:font-name-asian="Calibri" style:font-size-asian="9.5pt" style:font-name-complex="Courier New" style:font-size-complex="9.5pt" style:language-complex="ar" style:country-complex="SA"/>
    </style:style>
    <style:style style:name="P116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a3ba" officeooo:paragraph-rsid="0063a3ba" style:font-name-asian="Calibri" style:font-size-asian="9.5pt" style:font-name-complex="Courier New" style:font-size-complex="9.5pt" style:language-complex="ar" style:country-complex="SA"/>
    </style:style>
    <style:style style:name="P117" style:family="paragraph" style:parent-style-name="Heading_20_1">
      <style:text-properties style:font-name="Liberation Sans" fo:font-size="9.5pt" officeooo:paragraph-rsid="001e3639" style:font-size-asian="9.5pt" style:font-size-complex="9.5pt"/>
    </style:style>
    <style:style style:name="P118" style:family="paragraph" style:parent-style-name="Heading_20_1">
      <style:text-properties style:font-name="Liberation Sans" fo:font-size="9.5pt" officeooo:paragraph-rsid="00683566" style:font-size-asian="9.5pt" style:font-size-complex="9.5pt"/>
    </style:style>
    <style:style style:name="P119" style:family="paragraph" style:parent-style-name="Heading_20_1"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120" style:family="paragraph" style:parent-style-name="Heading_20_1">
      <style:text-properties fo:font-size="9.5pt" officeooo:paragraph-rsid="006761b1" style:font-size-asian="9.5pt" style:font-size-complex="9.5pt"/>
    </style:style>
    <style:style style:name="P121" style:family="paragraph" style:parent-style-name="Heading_20_1" style:list-style-name="L1">
      <style:text-properties fo:font-size="9.5pt" officeooo:paragraph-rsid="006761b1" style:font-size-asian="9.5pt" style:font-size-complex="9.5pt"/>
    </style:style>
    <style:style style:name="P122" style:family="paragraph" style:parent-style-name="Heading_20_1" style:list-style-name="L1">
      <style:text-properties officeooo:paragraph-rsid="006761b1"/>
    </style:style>
    <style:style style:name="P123" style:family="paragraph" style:parent-style-name="Heading_20_1">
      <style:paragraph-properties fo:margin-top="0cm" fo:margin-bottom="0cm" style:contextual-spacing="false"/>
    </style:style>
    <style:style style:name="P124" style:family="paragraph" style:parent-style-name="Heading_20_1">
      <style:paragraph-properties fo:margin-top="0cm" fo:margin-bottom="0cm" style:contextual-spacing="false"/>
      <style:text-properties fo:font-size="9.5pt" officeooo:paragraph-rsid="00166f95" style:font-size-asian="9.5pt" style:font-size-complex="9.5pt"/>
    </style:style>
    <style:style style:name="P125" style:family="paragraph" style:parent-style-name="Heading_20_1">
      <style:paragraph-properties fo:margin-top="0cm" fo:margin-bottom="0cm" style:contextual-spacing="false"/>
      <style:text-properties officeooo:paragraph-rsid="00683566"/>
    </style:style>
    <style:style style:name="P126" style:family="paragraph" style:parent-style-name="Heading_20_1" style:list-style-name="L1">
      <style:paragraph-properties fo:margin-top="0cm" fo:margin-bottom="0cm" style:contextual-spacing="false"/>
      <style:text-properties officeooo:paragraph-rsid="006761b1"/>
    </style:style>
    <style:style style:name="P127" style:family="paragraph" style:parent-style-name="Standard" style:list-style-name="L1">
      <style:paragraph-properties fo:margin-top="0cm" fo:margin-bottom="0cm" style:contextual-spacing="false"/>
      <style:text-properties officeooo:paragraph-rsid="00683566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 loext:opacity="100%"/>
    </style:style>
    <style:style style:name="T3" style:family="text">
      <style:text-properties fo:color="#7f7f7f" loext:opacity="100%" style:font-name="Liberation Sans"/>
    </style:style>
    <style:style style:name="T4" style:family="text">
      <style:text-properties fo:color="#7f7f7f" loext:opacity="100%" style:font-name="Liberation Sans" officeooo:rsid="00505717"/>
    </style:style>
    <style:style style:name="T5" style:family="text">
      <style:text-properties fo:color="#7f7f7f" loext:opacity="100%" style:font-name="Liberation Sans" fo:language="en" fo:country="GB" officeooo:rsid="00505717" style:font-name-asian="Calibri" style:font-name-complex="Courier New" style:language-complex="ar" style:country-complex="SA"/>
    </style:style>
    <style:style style:name="T6" style:family="text">
      <style:text-properties fo:color="#7f7f7f" loext:opacity="100%" style:font-name="Cascadia Code" fo:font-weight="normal" style:font-weight-asian="normal" style:font-name-complex="Courier New" style:font-weight-complex="normal"/>
    </style:style>
    <style:style style:name="T7" style:family="text">
      <style:text-properties fo:color="#7f7f7f" loext:opacity="100%" style:font-name="Cascadia Code" fo:font-weight="normal" officeooo:rsid="0054545c" style:font-weight-asian="normal" style:font-name-complex="Courier New" style:font-weight-complex="normal"/>
    </style:style>
    <style:style style:name="T8" style:family="text">
      <style:text-properties fo:color="#ff0000" loext:opacity="100%" style:font-name="Cascadia Code" fo:language="en" fo:country="GB" fo:font-weight="normal" officeooo:rsid="0052996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fo:color="#0070c0" loext:opacity="100%" fo:font-weight="normal" style:font-weight-asian="normal" style:font-weight-complex="normal"/>
    </style:style>
    <style:style style:name="T11" style:family="text">
      <style:text-properties fo:color="#00b050" loext:opacity="100%"/>
    </style:style>
    <style:style style:name="T12" style:family="text">
      <style:text-properties fo:color="#00b050" loext:opacity="100%" fo:font-weight="normal" style:font-weight-asian="normal" style:font-weight-complex="normal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style:font-name="Liberation Sans"/>
    </style:style>
    <style:style style:name="T15" style:family="text">
      <style:text-properties fo:color="#808080" loext:opacity="100%" style:font-name="Liberation Sans" officeooo:rsid="00400ece"/>
    </style:style>
    <style:style style:name="T16" style:family="text">
      <style:text-properties fo:color="#808080" loext:opacity="100%" officeooo:rsid="001f8ae9"/>
    </style:style>
    <style:style style:name="T17" style:family="text">
      <style:text-properties fo:color="#808080" loext:opacity="100%" fo:font-weight="bold" officeooo:rsid="001f8ae9" style:font-weight-asian="bold" style:font-weight-complex="bold"/>
    </style:style>
    <style:style style:name="T18" style:family="text">
      <style:text-properties fo:color="#808080" loext:opacity="100%" fo:font-weight="normal" style:font-weight-asian="normal" style:font-weight-complex="normal"/>
    </style:style>
    <style:style style:name="T19" style:family="text">
      <style:text-properties fo:color="#808080" loext:opacity="100%" fo:font-weight="normal" officeooo:rsid="001f8ae9" style:font-weight-asian="normal" style:font-weight-complex="normal"/>
    </style:style>
    <style:style style:name="T20" style:family="text">
      <style:text-properties fo:color="#808080" loext:opacity="100%" fo:font-weight="normal" officeooo:rsid="0021780f" style:font-weight-asian="normal" style:font-weight-complex="normal"/>
    </style:style>
    <style:style style:name="T21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22" style:family="text">
      <style:text-properties fo:color="#808080" loext:opacity="100%" fo:font-size="9.5pt" fo:font-weight="normal" officeooo:rsid="001f8ae9" style:font-size-asian="9.5pt" style:font-weight-asian="normal" style:font-size-complex="9.5pt" style:font-weight-complex="normal"/>
    </style:style>
    <style:style style:name="T23" style:family="text">
      <style:text-properties fo:color="#808080" loext:opacity="100%" fo:font-size="9.5pt" fo:font-weight="normal" officeooo:rsid="003cb10b" style:font-size-asian="9.5pt" style:font-weight-asian="normal" style:font-size-complex="9.5pt" style:font-weight-complex="normal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Liberation Mono2"/>
    </style:style>
    <style:style style:name="T26" style:family="text">
      <style:text-properties fo:color="#000000" loext:opacity="100%" style:font-name="Liberation Mono2" style:font-name-complex="Courier New"/>
    </style:style>
    <style:style style:name="T27" style:family="text">
      <style:text-properties fo:color="#000000" loext:opacity="100%" style:font-name="Liberation Mono2" officeooo:rsid="00563972" style:font-name-complex="Courier New"/>
    </style:style>
    <style:style style:name="T28" style:family="text">
      <style:text-properties fo:color="#000000" loext:opacity="100%" style:font-name="Liberation Mono2" fo:language="en" fo:country="GB" officeooo:rsid="00563972" style:font-name-asian="Calibri" style:font-name-complex="Courier New" style:language-complex="ar" style:country-complex="SA"/>
    </style:style>
    <style:style style:name="T29" style:family="text">
      <style:text-properties fo:color="#000000" loext:opacity="100%" fo:font-weight="normal" style:font-weight-asian="normal" style:font-weight-complex="normal"/>
    </style:style>
    <style:style style:name="T30" style:family="text">
      <style:text-properties fo:color="#000000" loext:opacity="100%" style:font-name="Cascadia Code" style:font-name-complex="Courier New"/>
    </style:style>
    <style:style style:name="T31" style:family="text">
      <style:text-properties fo:color="#000000" loext:opacity="100%" style:font-name="Cascadia Code" officeooo:rsid="000d0803" style:font-name-complex="Courier New"/>
    </style:style>
    <style:style style:name="T32" style:family="text">
      <style:text-properties fo:color="#000000" loext:opacity="100%" style:font-name="Cascadia Code" officeooo:rsid="001483a0"/>
    </style:style>
    <style:style style:name="T33" style:family="text">
      <style:text-properties fo:color="#000000" loext:opacity="100%" style:font-name="Cascadia Code" fo:font-weight="normal" style:font-weight-asian="normal" style:font-weight-complex="normal"/>
    </style:style>
    <style:style style:name="T34" style:family="text">
      <style:text-properties fo:color="#000000" loext:opacity="100%" style:font-name="Cascadia Code" fo:font-weight="normal" style:font-weight-asian="normal" style:font-name-complex="Courier New" style:font-weight-complex="normal"/>
    </style:style>
    <style:style style:name="T35" style:family="text">
      <style:text-properties fo:color="#000000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36" style:family="text">
      <style:text-properties fo:color="#000000" loext:opacity="100%" style:font-name="Cascadia Code" fo:language="en" fo:country="GB" officeooo:rsid="000d0803" style:font-name-asian="Calibri" style:font-name-complex="Courier New" style:language-complex="ar" style:country-complex="SA"/>
    </style:style>
    <style:style style:name="T37" style:family="text">
      <style:text-properties fo:color="#000000" loext:opacity="100%" style:font-name="Cascadia Code" fo:language="en" fo:country="GB" officeooo:rsid="0051d562" style:font-name-asian="Calibri" style:font-name-complex="Courier New" style:language-complex="ar" style:country-complex="SA"/>
    </style:style>
    <style:style style:name="T38" style:family="text">
      <style:text-properties fo:color="#000000" loext:opacity="100%" style:font-name="Cascadia Code" fo:language="en" fo:country="GB" officeooo:rsid="00563972" style:font-name-asian="Calibri" style:font-name-complex="Courier New" style:language-complex="ar" style:country-complex="SA"/>
    </style:style>
    <style:style style:name="T39" style:family="text">
      <style:text-properties fo:color="#000000" loext:opacity="100%" style:font-name="Cascadia Code" fo:language="en" fo:country="GB" officeooo:rsid="005fe156" style:font-name-asian="Calibri" style:font-name-complex="Courier New" style:language-complex="ar" style:country-complex="SA"/>
    </style:style>
    <style:style style:name="T40" style:family="text">
      <style:text-properties fo:color="#000000" loext:opacity="100%" style:font-name="Cascadia Code" fo:language="en" fo:country="GB" officeooo:rsid="006370d8" style:font-name-asian="Calibri" style:font-name-complex="Courier New" style:language-complex="ar" style:country-complex="SA"/>
    </style:style>
    <style:style style:name="T41" style:family="text">
      <style:text-properties style:font-name="Liberation Sans"/>
    </style:style>
    <style:style style:name="T42" style:family="text">
      <style:text-properties style:font-name="Liberation Sans" fo:font-weight="bold" style:font-weight-asian="bold" style:font-weight-complex="bold"/>
    </style:style>
    <style:style style:name="T43" style:family="text">
      <style:text-properties style:font-name="Liberation Sans" fo:font-weight="bold" officeooo:rsid="00505717" style:font-weight-asian="bold" style:font-weight-complex="bold"/>
    </style:style>
    <style:style style:name="T44" style:family="text">
      <style:text-properties style:font-name="Liberation Sans" officeooo:rsid="0039e314"/>
    </style:style>
    <style:style style:name="T45" style:family="text">
      <style:text-properties style:font-name="Liberation Sans" officeooo:rsid="0040704e"/>
    </style:style>
    <style:style style:name="T46" style:family="text">
      <style:text-properties style:font-name="Liberation Mono2" style:font-name-complex="Courier New"/>
    </style:style>
    <style:style style:name="T47" style:family="text">
      <style:text-properties fo:color="#ff3333" loext:opacity="100%" style:font-name="Cascadia Code" fo:language="en" fo:country="GB" fo:font-weight="normal" style:font-name-asian="Calibri" style:font-weight-asian="normal" style:font-name-complex="Times New Roman" style:language-complex="ar" style:country-complex="SA" style:font-weight-complex="normal"/>
    </style:style>
    <style:style style:name="T48" style:family="text">
      <style:text-properties fo:color="#ff3333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49" style:family="text">
      <style:text-properties fo:color="#ff3333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0" style:family="text">
      <style:text-properties fo:color="#ff3333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1" style:family="text">
      <style:text-properties fo:color="#ff3333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52" style:family="text">
      <style:text-properties fo:color="#0093d9" loext:opacity="100%" style:font-name="Cascadia Code" fo:language="en" fo:country="GB" fo:font-weight="normal" officeooo:rsid="00505717" style:font-name-asian="Calibri" style:font-weight-asian="normal" style:font-name-complex="Times New Roman" style:language-complex="ar" style:country-complex="SA" style:font-weight-complex="normal"/>
    </style:style>
    <style:style style:name="T53" style:family="text">
      <style:text-properties fo:color="#0093d9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4" style:family="text">
      <style:text-properties fo:color="#0093d9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5" style:family="text">
      <style:text-properties fo:color="#0093d9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56" style:family="text">
      <style:text-properties fo:color="#0093d9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7" style:family="text">
      <style:text-properties fo:color="#0093d9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58" style:family="text">
      <style:text-properties fo:color="#0093d9" loext:opacity="100%" style:font-name="Cascadia Code" fo:font-weight="normal" style:font-weight-asian="normal" style:font-weight-complex="normal"/>
    </style:style>
    <style:style style:name="T59" style:family="text">
      <style:text-properties fo:color="#0093d9" loext:opacity="100%" style:font-name="Cascadia Code" fo:font-weight="normal" officeooo:rsid="00112065" style:font-weight-asian="normal" style:font-weight-complex="normal"/>
    </style:style>
    <style:style style:name="T60" style:family="text">
      <style:text-properties fo:color="#0093d9" loext:opacity="100%" style:font-name="Cascadia Code" fo:font-weight="normal" style:font-weight-asian="normal" style:font-name-complex="Courier New" style:font-weight-complex="normal"/>
    </style:style>
    <style:style style:name="T61" style:family="text">
      <style:text-properties fo:color="#0093d9" loext:opacity="100%" fo:font-weight="normal" style:font-weight-asian="normal" style:font-weight-complex="normal"/>
    </style:style>
    <style:style style:name="T62" style:family="text">
      <style:text-properties fo:color="#009900" loext:opacity="100%" fo:font-weight="bold" officeooo:rsid="001f8ae9" style:font-weight-asian="bold" style:font-weight-complex="bold"/>
    </style:style>
    <style:style style:name="T63" style:family="text">
      <style:text-properties fo:color="#009900" loext:opacity="100%" fo:font-size="9.5pt" fo:font-weight="bold" style:font-size-asian="9.5pt" style:font-weight-asian="bold" style:font-size-complex="9.5pt" style:font-weight-complex="bold"/>
    </style:style>
    <style:style style:name="T64" style:family="text">
      <style:text-properties fo:color="#009900" loext:opacity="100%" fo:font-size="9.5pt" fo:font-weight="bold" officeooo:rsid="001f8ae9" style:font-size-asian="9.5pt" style:font-weight-asian="bold" style:font-size-complex="9.5pt" style:font-weight-complex="bold"/>
    </style:style>
    <style:style style:name="T65" style:family="text">
      <style:text-properties fo:color="#009900" loext:opacity="100%" style:font-name="Cascadia Code" fo:language="en" fo:country="GB" fo:font-weight="normal" officeooo:rsid="0060acb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6" style:family="text">
      <style:text-properties fo:color="#009900" loext:opacity="100%" style:font-name="Cascadia Code" fo:language="en" fo:country="GB" fo:font-weight="normal" officeooo:rsid="0060c38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7" style:family="text">
      <style:text-properties fo:color="#009900" loext:opacity="100%" style:font-name="Cascadia Code" fo:language="en" fo:country="GB" fo:font-weight="normal" officeooo:rsid="00609d0b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8" style:family="text">
      <style:text-properties fo:color="#009900" loext:opacity="100%" style:font-name="Cascadia Code" fo:language="en" fo:country="GB" fo:font-weight="normal" officeooo:rsid="00633a44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9" style:family="text">
      <style:text-properties fo:color="#009900" loext:opacity="10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70" style:family="text">
      <style:text-properties fo:color="#009900" loext:opacity="100%" fo:font-weight="normal" style:font-weight-asian="normal" style:font-weight-complex="normal"/>
    </style:style>
    <style:style style:name="T71" style:family="text">
      <style:text-properties officeooo:rsid="0016f37a"/>
    </style:style>
    <style:style style:name="T72" style:family="text">
      <style:text-properties officeooo:rsid="001e3639"/>
    </style:style>
    <style:style style:name="T73" style:family="text">
      <style:text-properties officeooo:rsid="001f8ae9"/>
    </style:style>
    <style:style style:name="T74" style:family="text">
      <style:text-properties officeooo:rsid="00234ff7"/>
    </style:style>
    <style:style style:name="T75" style:family="text">
      <style:text-properties officeooo:rsid="003cb10b"/>
    </style:style>
    <style:style style:name="T76" style:family="text">
      <style:text-properties fo:font-variant="normal" fo:text-transform="none" fo:color="#000000" loext:opacity="100%" style:font-name="Cascadia Code" fo:letter-spacing="normal" fo:font-style="normal" fo:font-weight="normal" style:font-name-complex="Courier New"/>
    </style:style>
    <style:style style:name="T77" style:family="text">
      <style:text-properties fo:font-variant="normal" fo:text-transform="none" fo:color="#000000" loext:opacity="100%" style:font-name="Cascadia Code" fo:letter-spacing="normal" fo:font-style="normal" fo:font-weight="normal" officeooo:rsid="0051d562" style:font-name-complex="Courier New"/>
    </style:style>
    <style:style style:name="T78" style:family="text">
      <style:text-properties style:use-window-font-color="true" loext:opacity="0%" style:font-name="Cascadia Code"/>
    </style:style>
    <style:style style:name="T79" style:family="text">
      <style:text-properties style:use-window-font-color="true" loext:opacity="0%" style:font-name="Cascadia Code" style:font-name-complex="Courier New"/>
    </style:style>
    <style:style style:name="T80" style:family="text">
      <style:text-properties style:use-window-font-color="true" loext:opacity="0%" style:font-name="Cascadia Code" officeooo:rsid="004eb4f4" style:font-name-complex="Courier New"/>
    </style:style>
    <style:style style:name="T81" style:family="text">
      <style:text-properties style:use-window-font-color="true" loext:opacity="0%" style:font-name="Cascadia Code" fo:language="en" fo:country="GB" officeooo:rsid="0054545c" style:font-name-asian="Calibri" style:font-name-complex="Times New Roman" style:language-complex="ar" style:country-complex="SA"/>
    </style:style>
    <style:style style:name="T82" style:family="text">
      <style:text-properties style:use-window-font-color="true" loext:opacity="0%" style:font-name="Cascadia Code" fo:language="en" fo:country="GB" style:letter-kerning="true" style:font-name-asian="Times New Roman" style:font-name-complex="Courier New" style:language-complex="ar" style:country-complex="SA"/>
    </style:style>
    <style:style style:name="T83" style:family="text">
      <style:text-properties style:use-window-font-color="true" loext:opacity="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84" style:family="text">
      <style:text-properties style:use-window-font-color="true" loext:opacity="0%" style:font-name="Cascadia Code" fo:language="en" fo:country="GB" officeooo:rsid="0054545c" style:letter-kerning="true" style:font-name-asian="Calibri" style:font-name-complex="Times New Roman" style:language-complex="ar" style:country-complex="SA"/>
    </style:style>
    <style:style style:name="T85" style:family="text">
      <style:text-properties style:use-window-font-color="true" loext:opacity="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86" style:family="text">
      <style:text-properties style:use-window-font-color="true" loext:opacity="0%" fo:language="en" fo:country="GB" officeooo:rsid="005bfa39" style:font-name-asian="Calibri" style:language-complex="ar" style:country-complex="SA"/>
    </style:style>
    <style:style style:name="T87" style:family="text">
      <style:text-properties style:use-window-font-color="true" loext:opacity="0%" style:font-name="Liberation Mono2" officeooo:rsid="005e914c"/>
    </style:style>
    <style:style style:name="T88" style:family="text">
      <style:text-properties style:use-window-font-color="true" loext:opacity="0%" style:font-name="Liberation Sans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89" style:family="text">
      <style:text-properties style:use-window-font-color="true" loext:opacity="0%" style:font-name="Liberation Sans" fo:language="en" fo:country="GB" fo:font-weight="bold" officeooo:rsid="00609d0b" style:font-name-asian="Calibri" style:font-weight-asian="bold" style:font-name-complex="Times New Roman" style:language-complex="ar" style:country-complex="SA" style:font-weight-complex="bold"/>
    </style:style>
    <style:style style:name="T90" style:family="text">
      <style:text-properties style:use-window-font-color="true" loext:opacity="0%" style:font-name="Liberation Sans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91" style:family="text">
      <style:text-properties officeooo:rsid="0040704e"/>
    </style:style>
    <style:style style:name="T92" style:family="text">
      <style:text-properties officeooo:rsid="0040a3fd"/>
    </style:style>
    <style:style style:name="T93" style:family="text">
      <style:text-properties fo:font-size="9.5pt" fo:font-weight="normal" style:font-size-asian="9.5pt" style:font-weight-asian="normal" style:font-size-complex="9.5pt" style:font-weight-complex="normal"/>
    </style:style>
    <style:style style:name="T94" style:family="text">
      <style:text-properties officeooo:rsid="00489d5a"/>
    </style:style>
    <style:style style:name="T95" style:family="text">
      <style:text-properties officeooo:rsid="0049cc05"/>
    </style:style>
    <style:style style:name="T96" style:family="text">
      <style:text-properties officeooo:rsid="004da2e3"/>
    </style:style>
    <style:style style:name="T97" style:family="text">
      <style:text-properties officeooo:rsid="00505717"/>
    </style:style>
    <style:style style:name="T98" style:family="text">
      <style:text-properties officeooo:rsid="0051d562"/>
    </style:style>
    <style:style style:name="T99" style:family="text">
      <style:text-properties style:font-name="Cascadia Code"/>
    </style:style>
    <style:style style:name="T100" style:family="text">
      <style:text-properties style:font-name="Cascadia Code" style:font-name-complex="Courier New"/>
    </style:style>
    <style:style style:name="T101" style:family="text">
      <style:text-properties style:font-name="Cascadia Code" officeooo:rsid="0051d562" style:font-name-complex="Courier New"/>
    </style:style>
    <style:style style:name="T102" style:family="text">
      <style:text-properties style:font-name="Cascadia Code" officeooo:rsid="004fbe6d" style:font-name-complex="Courier New"/>
    </style:style>
    <style:style style:name="T103" style:family="text">
      <style:text-properties style:font-name="Cascadia Code" officeooo:rsid="0012f410" style:font-name-complex="Courier New"/>
    </style:style>
    <style:style style:name="T104" style:family="text">
      <style:text-properties style:font-name="Cascadia Code" officeooo:rsid="00505717" style:font-name-complex="Courier New"/>
    </style:style>
    <style:style style:name="T105" style:family="text">
      <style:text-properties style:font-name="Cascadia Code" fo:font-weight="normal" style:font-weight-asian="normal" style:font-weight-complex="normal"/>
    </style:style>
    <style:style style:name="T106" style:family="text">
      <style:text-properties officeooo:rsid="00563972"/>
    </style:style>
    <style:style style:name="T107" style:family="text">
      <style:text-properties officeooo:rsid="0057a305"/>
    </style:style>
    <style:style style:name="T108" style:family="text">
      <style:text-properties officeooo:rsid="005bfa39"/>
    </style:style>
    <style:style style:name="T109" style:family="text">
      <style:text-properties style:font-name="Liberation Sans1" fo:language="en" fo:country="GB" officeooo:rsid="005bfa39" style:font-name-asian="Calibri" style:font-name-complex="Times New Roman" style:language-complex="ar" style:country-complex="SA"/>
    </style:style>
    <style:style style:name="T110" style:family="text">
      <style:text-properties style:font-name="Liberation Sans1" fo:language="en" fo:country="GB" officeooo:rsid="005e914c" style:font-name-asian="Calibri" style:font-name-complex="Times New Roman" style:language-complex="ar" style:country-complex="SA"/>
    </style:style>
    <style:style style:name="T111" style:family="text">
      <style:text-properties officeooo:rsid="005d89b6"/>
    </style:style>
    <style:style style:name="T112" style:family="text">
      <style:text-properties officeooo:rsid="002ea0d4"/>
    </style:style>
    <style:style style:name="T113" style:family="text">
      <style:text-properties officeooo:rsid="002fd58a"/>
    </style:style>
    <style:style style:name="T114" style:family="text">
      <style:text-properties officeooo:rsid="005e914c"/>
    </style:style>
    <style:style style:name="T115" style:family="text">
      <style:text-properties officeooo:rsid="004fbe6d"/>
    </style:style>
    <style:style style:name="T116" style:family="text">
      <style:text-properties officeooo:rsid="00609d0b"/>
    </style:style>
    <style:style style:name="T117" style:family="text">
      <style:text-properties fo:language="en" fo:country="GB" officeooo:rsid="006370d8" style:font-name-asian="Calibri" style:font-name-complex="Times New Roman" style:language-complex="ar" style:country-complex="SA"/>
    </style:style>
    <style:style style:name="T118" style:family="text">
      <style:text-properties officeooo:rsid="000d08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SDMX 3.0 RESTful web services cheat sheet, <text:span text:style-name="T95">v</text:span><text:span text:style-name="T97">2</text:span><text:span text:style-name="T95">.</text:span><text:span text:style-name="T97">0</text:span><text:span text:style-name="T95">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65048160">
          <table:table-cell table:style-name="Table7.A1" table:number-columns-spanned="2" office:value-type="string">
            <text:p text:style-name="P66"><text:span text:style-name="T42">Struct</text:span><text:span text:style-name="T43">ure</text:span><text:span text:style-name="T42"> queries:</text:span> <text:span text:style-name="T99">https://</text:span><text:span text:style-name="T81">host</text:span><text:span text:style-name="T99">/</text:span><text:span text:style-name="T47">structure</text:span><text:span text:style-name="T105">/</text:span><text:span text:style-name="T52">type</text:span><text:span text:style-name="T105">/</text:span><text:span text:style-name="T52">agency</text:span><text:span text:style-name="T105">/</text:span><text:span text:style-name="T52">id</text:span><text:span text:style-name="T105">/</text:span><text:span text:style-name="T58">version</text:span><text:span text:style-name="T33">/</text:span><text:span text:style-name="T59">item</text:span><text:span text:style-name="T105">?</text:span><text:span text:style-name="T65">detail&amp;references</text:span></text:p>
          </table:table-cell>
          <table:covered-table-cell/>
          <table:table-cell table:style-name="Table7.C1" office:value-type="string">
            <text:p text:style-name="P58">Default</text:p>
          </table:table-cell>
          <table:table-cell table:style-name="Table7.D1" office:value-type="string">
            <text:p text:style-name="P62">Multi</text:p>
          </table:table-cell>
        </table:table-row>
        <table:table-row table:style-name="TableLine265339120">
          <table:table-cell table:style-name="Table7.A2" office:value-type="string">
            <text:p text:style-name="P57">type</text:p>
          </table:table-cell>
          <table:table-cell table:style-name="Table7.A1" office:value-type="string">
            <text:p text:style-name="P14"><text:span text:style-name="T3">The type of </text:span><text:span text:style-name="T5">structure</text:span><text:span text:style-name="T3">:</text:span> <text:span text:style-name="T100">datastructure, </text:span><text:span text:style-name="T103">metadatastructure, </text:span><text:span text:style-name="T100">categoryscheme, conceptscheme, codelist, hierarch</text:span><text:span text:style-name="T104">y</text:span><text:span text:style-name="T100">, </text:span><text:span text:style-name="T104">hierarchyassociation, valuelist, </text:span><text:span text:style-name="T103">organisationscheme, </text:span><text:span text:style-name="T100">agencyscheme, </text:span><text:span text:style-name="T103">dataproviderscheme, dataconsumerscheme, organisationunitscheme, </text:span><text:span text:style-name="T100">dataflow, </text:span><text:span text:style-name="T103">metadataflow, reportingtaxonomy, provisionagreement</text:span><text:span text:style-name="T100">, </text:span><text:span text:style-name="T103">structure</text:span><text:span text:style-name="T104">map, representationmap, conceptschememap</text:span><text:span text:style-name="T103">, </text:span><text:span text:style-name="T104">categoryschememap, organisationschememap,</text:span><text:span text:style-name="T103"> process, categorisation,</text:span><text:span text:style-name="T100"> </text:span><text:span text:style-name="T104">data</text:span><text:span text:style-name="T100">constraint, </text:span><text:span text:style-name="T104">metadataconstraint, </text:span><text:span text:style-name="T79">structure, </text:span><text:span text:style-name="T80">transformationscheme, rulesetscheme, userdefinedoperatorscheme, customtypescheme, namepersonalisationscheme, vtlmappingscheme</text:span></text:p>
          </table:table-cell>
          <table:table-cell table:style-name="Table7.A1" office:value-type="string">
            <text:p text:style-name="P23">*</text:p>
          </table:table-cell>
          <table:table-cell table:style-name="Table7.D2" office:value-type="string">
            <text:p text:style-name="P20">N</text:p>
          </table:table-cell>
        </table:table-row>
        <table:table-row table:style-name="TableLine265341504">
          <table:table-cell table:style-name="Table7.A2" office:value-type="string">
            <text:p text:style-name="P32">a<text:span text:style-name="T98">gency</text:span></text:p>
          </table:table-cell>
          <table:table-cell table:style-name="Table7.A1" office:value-type="string">
            <text:p text:style-name="P13"><text:span text:style-name="T3">Agency maintaining the artefact (e.g.:</text:span><text:span text:style-name="T2"> </text:span><text:span text:style-name="T31">SDMX</text:span><text:span text:style-name="T3">)</text:span></text:p>
          </table:table-cell>
          <table:table-cell table:style-name="Table7.A1" office:value-type="string">
            <text:p text:style-name="P23">*</text:p>
          </table:table-cell>
          <table:table-cell table:style-name="Table7.D2" office:value-type="string">
            <text:p text:style-name="P27">Y</text:p>
          </table:table-cell>
        </table:table-row>
        <table:table-row table:style-name="TableLine265342496">
          <table:table-cell table:style-name="Table7.A2" office:value-type="string">
            <text:p text:style-name="P36">artefact</text:p>
          </table:table-cell>
          <table:table-cell table:style-name="Table7.A1" office:value-type="string">
            <text:p text:style-name="P13"><text:span text:style-name="T3">Artefact ID (e.g.:</text:span><text:span text:style-name="T2"> </text:span><text:span text:style-name="T32">CL_FREQ</text:span><text:span text:style-name="T3">)</text:span></text:p>
          </table:table-cell>
          <table:table-cell table:style-name="Table7.A1" office:value-type="string">
            <text:p text:style-name="P23">*</text:p>
          </table:table-cell>
          <table:table-cell table:style-name="Table7.D2" office:value-type="string">
            <text:p text:style-name="P27">Y</text:p>
          </table:table-cell>
        </table:table-row>
        <table:table-row table:style-name="TableLine265343536">
          <table:table-cell table:style-name="Table7.A2" office:value-type="string">
            <text:p text:style-name="P43">version</text:p>
          </table:table-cell>
          <table:table-cell table:style-name="Table7.A1" office:value-type="string">
            <text:p text:style-name="P13"><text:span text:style-name="T3">Artefact version (e.g.:</text:span><text:span text:style-name="T2"> </text:span><text:span text:style-name="T100">1.0.</text:span><text:span text:style-name="T101">0</text:span><text:span text:style-name="T3">)</text:span></text:p>
          </table:table-cell>
          <table:table-cell table:style-name="Table7.A1" office:value-type="string">
            <text:p text:style-name="P23">~</text:p>
          </table:table-cell>
          <table:table-cell table:style-name="Table7.D2" office:value-type="string">
            <text:p text:style-name="P27">Y</text:p>
          </table:table-cell>
        </table:table-row>
        <table:table-row table:style-name="TableLine265344800">
          <table:table-cell table:style-name="Table7.A2" office:value-type="string">
            <text:p text:style-name="P36">item</text:p>
          </table:table-cell>
          <table:table-cell table:style-name="Table7.A1" office:value-type="string">
            <text:p text:style-name="P15"><text:span text:style-name="T14">ID of the </text:span><text:span text:style-name="T15">i</text:span><text:span text:style-name="T14">tem to be returned.</text:span></text:p>
          </table:table-cell>
          <table:table-cell table:style-name="Table7.A1" office:value-type="string">
            <text:p text:style-name="P26">*</text:p>
          </table:table-cell>
          <table:table-cell table:style-name="Table7.D2" office:value-type="string">
            <text:p text:style-name="P27">Y</text:p>
          </table:table-cell>
        </table:table-row>
        <table:table-row table:style-name="TableLine265345744">
          <table:table-cell table:style-name="Table7.A2" office:value-type="string">
            <text:p text:style-name="P53">detail</text:p>
          </table:table-cell>
          <table:table-cell table:style-name="Table7.A1" office:value-type="string">
            <text:p text:style-name="P16"><text:span text:style-name="T4">A</text:span><text:span text:style-name="T3">mount of information: </text:span><text:span text:style-name="T30">allstubs, referencestubs, </text:span><text:span text:style-name="T76">allcompletestubs, referencecompletestubs, referencepartial, </text:span><text:span text:style-name="T77">raw, partialraw, </text:span><text:span text:style-name="T30">full</text:span><text:span text:style-name="T25"> </text:span></text:p>
          </table:table-cell>
          <table:table-cell table:style-name="Table7.A1" office:value-type="string">
            <text:p text:style-name="P23">full</text:p>
          </table:table-cell>
          <table:table-cell table:style-name="Table7.D2" office:value-type="string">
            <text:p text:style-name="P27">N</text:p>
          </table:table-cell>
        </table:table-row>
        <table:table-row table:style-name="TableLine265346736">
          <table:table-cell table:style-name="Table7.A2" office:value-type="string">
            <text:p text:style-name="P53">references</text:p>
          </table:table-cell>
          <table:table-cell table:style-name="Table7.A1" office:value-type="string">
            <text:p text:style-name="P13"><text:span text:style-name="T3">References to be returned: </text:span><text:span text:style-name="T100">none, parents, parentsandsiblings, </text:span><text:span text:style-name="T101">ancestors, </text:span><text:span text:style-name="T100">children, descendants, all, a resource </text:span><text:span text:style-name="T102">type</text:span></text:p>
          </table:table-cell>
          <table:table-cell table:style-name="Table7.A1" office:value-type="string">
            <text:p text:style-name="P24">non<text:span text:style-name="T71">e</text:span></text:p>
          </table:table-cell>
          <table:table-cell table:style-name="Table7.D2" office:value-type="string">
            <text:p text:style-name="P27">Y</text:p>
          </table:table-cell>
        </table:table-row>
      </table:table>
      <text:p text:style-name="P7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265213072">
          <table:table-cell table:style-name="Table8.A1" table:number-columns-spanned="2" office:value-type="string">
            <text:h text:style-name="P124" text:outline-level="1"><text:span text:style-name="T41">Data queries:</text:span> <text:span text:style-name="T34">https://</text:span><text:span text:style-name="T35">host</text:span><text:span text:style-name="T34">/</text:span><text:span text:style-name="T8">data</text:span><text:span text:style-name="T6">/</text:span><text:span text:style-name="T55">context</text:span><text:span text:style-name="T6">/</text:span><text:span text:style-name="T55">agency</text:span><text:span text:style-name="T7">/</text:span><text:span text:style-name="T55">id</text:span><text:span text:style-name="T7">/</text:span><text:span text:style-name="T55">version</text:span><text:span text:style-name="T7">/</text:span><text:span text:style-name="T60">key</text:span><text:span text:style-name="T6">?</text:span><text:span text:style-name="T66">c&amp;updatedAfter&amp;firstNObservations&amp;lastNObservations&amp;detail&amp;dimensionAtObservation&amp;includeHistory</text:span></text:h>
          </table:table-cell>
          <table:covered-table-cell/>
          <table:table-cell table:style-name="Table8.C1" office:value-type="string">
            <text:p text:style-name="P11">Default</text:p>
          </table:table-cell>
          <table:table-cell table:style-name="Table8.D1" office:value-type="string">
            <text:p text:style-name="P12">Multi</text:p>
          </table:table-cell>
        </table:table-row>
        <table:table-row table:style-name="TableLine265389664">
          <table:table-cell table:style-name="Table8.C1" office:value-type="string">
            <text:p text:style-name="P54">context</text:p>
          </table:table-cell>
          <table:table-cell table:style-name="Table8.B2" office:value-type="string">
            <text:p text:style-name="P2"><text:span text:style-name="T106">The context of data retrieval: </text:span><text:span text:style-name="T36">datastructure</text:span><text:span text:style-name="T106">, </text:span><text:span text:style-name="T36">dataflow</text:span><text:span text:style-name="T106">, </text:span><text:span text:style-name="T36">provisionagreement</text:span></text:p>
          </table:table-cell>
          <table:table-cell table:style-name="Table8.A1" office:value-type="string">
            <text:p text:style-name="P24">*</text:p>
          </table:table-cell>
          <table:table-cell table:style-name="Table8.D2" office:value-type="string">
            <text:p text:style-name="P29">Y</text:p>
          </table:table-cell>
        </table:table-row>
        <table:table-row table:style-name="TableLine265391984">
          <table:table-cell table:style-name="Table8.A3" office:value-type="string">
            <text:p text:style-name="P41">agency</text:p>
          </table:table-cell>
          <table:table-cell table:style-name="Table8.A1" office:value-type="string">
            <text:p text:style-name="P4">Agency maintaining the artefact (e.g.: <text:span text:style-name="T36">BIS</text:span>)</text:p>
          </table:table-cell>
          <table:table-cell table:style-name="Table8.A1" office:value-type="string">
            <text:p text:style-name="P24">*</text:p>
          </table:table-cell>
          <table:table-cell table:style-name="Table8.D2" office:value-type="string">
            <text:p text:style-name="P29">Y</text:p>
          </table:table-cell>
        </table:table-row>
        <table:table-row table:style-name="TableLine265393840">
          <table:table-cell table:style-name="Table8.A3" office:value-type="string">
            <text:p text:style-name="P41">id</text:p>
          </table:table-cell>
          <table:table-cell table:style-name="Table8.A1" office:value-type="string">
            <text:p text:style-name="P4">Context ID (e.g.: <text:span text:style-name="T36">CBS</text:span>)</text:p>
          </table:table-cell>
          <table:table-cell table:style-name="Table8.A1" office:value-type="string">
            <text:p text:style-name="P24">*</text:p>
          </table:table-cell>
          <table:table-cell table:style-name="Table8.D2" office:value-type="string">
            <text:p text:style-name="P105">Y</text:p>
          </table:table-cell>
        </table:table-row>
        <table:table-row table:style-name="TableLine265394880">
          <table:table-cell table:style-name="Table8.A3" office:value-type="string">
            <text:p text:style-name="P41">version</text:p>
          </table:table-cell>
          <table:table-cell table:style-name="Table8.A1" office:value-type="string">
            <text:p text:style-name="P30"><text:span text:style-name="T2">Artefact version (e.g.: </text:span><text:span text:style-name="T38">1.</text:span><text:span text:style-name="T37">0.0</text:span><text:span text:style-name="T2">)</text:span></text:p>
          </table:table-cell>
          <table:table-cell table:style-name="Table8.A1" office:value-type="string">
            <text:p text:style-name="P24">*</text:p>
          </table:table-cell>
          <table:table-cell table:style-name="Table8.D2" office:value-type="string">
            <text:p text:style-name="P105">Y</text:p>
          </table:table-cell>
        </table:table-row>
        <table:table-row table:style-name="TableLine265396144">
          <table:table-cell table:style-name="Table8.A3" office:value-type="string">
            <text:p text:style-name="P41">key</text:p>
          </table:table-cell>
          <table:table-cell table:style-name="Table8.A1" office:value-type="string">
            <text:p text:style-name="P2">Key of the series to be returned (e.g: <text:span text:style-name="T26">D.NOK.EUR.SP00.A</text:span>). Wildcarding <text:span text:style-name="T106">supported</text:span> (e.g: <text:span text:style-name="T26">D.*.EUR.SP00.A</text:span>). </text:p>
          </table:table-cell>
          <table:table-cell table:style-name="Table8.A1" office:value-type="string">
            <text:p text:style-name="P24">*</text:p>
          </table:table-cell>
          <table:table-cell table:style-name="Table8.D2" office:value-type="string">
            <text:p text:style-name="P105">Y</text:p>
          </table:table-cell>
        </table:table-row>
        <table:table-row table:style-name="TableLine265397088">
          <table:table-cell table:style-name="Table8.A3" office:value-type="string">
            <text:p text:style-name="P47">c</text:p>
          </table:table-cell>
          <table:table-cell table:style-name="Table8.A1" office:value-type="string">
            <text:p text:style-name="P5"><text:span text:style-name="T106">Filter by component values</text:span> (e.g. <text:span text:style-name="T27">c[REF_AREA]=CH</text:span><text:span text:style-name="T106">) with support for operators (e.g. </text:span><text:span text:style-name="T27">c[</text:span><text:span text:style-name="T28">TIME_PERIOD</text:span><text:span text:style-name="T27">]=ge:2000</text:span><text:span text:style-name="T106">)</text:span></text:p>
          </table:table-cell>
          <table:table-cell table:style-name="Table8.A1" office:value-type="string">
            <text:p text:style-name="P24"/>
          </table:table-cell>
          <table:table-cell table:style-name="Table8.D2" office:value-type="string">
            <text:p text:style-name="P105">Y</text:p>
          </table:table-cell>
        </table:table-row>
        <table:table-row table:style-name="TableLine265398080">
          <table:table-cell table:style-name="Table8.A3" office:value-type="string">
            <text:p text:style-name="P51">updatedAfter</text:p>
          </table:table-cell>
          <table:table-cell table:style-name="Table8.A1" office:value-type="string">
            <text:p text:style-name="P2"><text:span text:style-name="T107">Retrieves what changed since supplied timestamp. </text:span>Must be percent-encoded (e.g.: <text:span text:style-name="T30">2009-05-15T14%3A15%3A00%2B01%3A00</text:span>)</text:p>
          </table:table-cell>
          <table:table-cell table:style-name="Table8.A1" office:value-type="string">
            <text:p text:style-name="P24"/>
          </table:table-cell>
          <table:table-cell table:style-name="Table8.D2" office:value-type="string">
            <text:p text:style-name="P105">N</text:p>
          </table:table-cell>
        </table:table-row>
        <table:table-row table:style-name="TableLine265399072">
          <table:table-cell table:style-name="Table8.A3" office:value-type="string">
            <text:p text:style-name="P51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A1" office:value-type="string">
            <text:p text:style-name="P24"/>
          </table:table-cell>
          <table:table-cell table:style-name="Table8.D2" office:value-type="string">
            <text:p text:style-name="P105">N</text:p>
          </table:table-cell>
        </table:table-row>
        <table:table-row table:style-name="TableLine265395600">
          <table:table-cell table:style-name="Table8.A3" office:value-type="string">
            <text:p text:style-name="P51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A1" office:value-type="string">
            <text:p text:style-name="P24"/>
          </table:table-cell>
          <table:table-cell table:style-name="Table8.D2" office:value-type="string">
            <text:p text:style-name="P105">N</text:p>
          </table:table-cell>
        </table:table-row>
        <table:table-row table:style-name="TableLine265400784">
          <table:table-cell table:style-name="Table8.A3" office:value-type="string">
            <text:p text:style-name="P52">dimensionAtObservation</text:p>
          </table:table-cell>
          <table:table-cell table:style-name="Table8.A1" office:value-type="string">
            <text:p text:style-name="P3">Id of the dimension at the observation level</text:p>
          </table:table-cell>
          <table:table-cell table:style-name="Table8.A1" office:value-type="string">
            <text:p text:style-name="P106"/>
          </table:table-cell>
          <table:table-cell table:style-name="Table8.D2" office:value-type="string">
            <text:p text:style-name="P105">N</text:p>
          </table:table-cell>
        </table:table-row>
        <table:table-row table:style-name="TableLine265401856">
          <table:table-cell table:style-name="Table8.A3" office:value-type="string">
            <text:p text:style-name="P51">detail</text:p>
          </table:table-cell>
          <table:table-cell table:style-name="Table8.A1" office:value-type="string">
            <text:p text:style-name="P2">Desired amount of information: <text:span text:style-name="T30">full, dataonly, serieskeysonly, nodata</text:span></text:p>
          </table:table-cell>
          <table:table-cell table:style-name="Table8.A1" office:value-type="string">
            <text:p text:style-name="P24">full</text:p>
          </table:table-cell>
          <table:table-cell table:style-name="Table8.D2" office:value-type="string">
            <text:p text:style-name="P105">N</text:p>
          </table:table-cell>
        </table:table-row>
        <table:table-row table:style-name="TableLine265402928">
          <table:table-cell table:style-name="Table8.A3" office:value-type="string">
            <text:p text:style-name="P51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A1" office:value-type="string">
            <text:p text:style-name="P24">fal<text:span text:style-name="T72">se</text:span></text:p>
          </table:table-cell>
          <table:table-cell table:style-name="Table8.D2" office:value-type="string">
            <text:p text:style-name="P105">N</text:p>
          </table:table-cell>
        </table:table-row>
      </table:table>
      <text:h text:style-name="P117" text:outline-level="1"><text:span text:style-name="T24">Legend:</text:span><text:span text:style-name="T11"> </text:span><text:span text:style-name="T9">Mandatory path parameter </text:span><text:span text:style-name="T29">/ </text:span><text:span text:style-name="T61">Optional path parameter</text:span><text:span text:style-name="T10"> </text:span><text:span text:style-name="T29">/</text:span><text:span text:style-name="T12"> </text:span><text:span text:style-name="T70">Query string parameter (all optional)</text:span></text:h>
      <text:p text:style-name="P9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ext:soft-page-break/>
        <table:table-row table:style-name="TableLine265349584">
          <table:table-cell table:style-name="Tableau1.A1" table:number-columns-spanned="2" office:value-type="string">
            <text:p text:style-name="P67"><text:span text:style-name="T88">Data validity</text:span><text:span text:style-name="T42"> queries:</text:span> <text:span text:style-name="T99">https://</text:span><text:span text:style-name="T81">host</text:span><text:span text:style-name="T99">/</text:span><text:span text:style-name="T48">schema</text:span><text:span text:style-name="T105">/</text:span><text:span text:style-name="T48">context</text:span><text:span text:style-name="T105">/</text:span><text:span text:style-name="T48">agency</text:span><text:span text:style-name="T105">/</text:span><text:span text:style-name="T48">id</text:span><text:span text:style-name="T105">/</text:span><text:span text:style-name="T58">version</text:span><text:span text:style-name="T105">?</text:span><text:span text:style-name="T67">dimensionAtObservation&amp;explicitMeasure</text:span></text:p>
          </table:table-cell>
          <table:covered-table-cell/>
          <table:table-cell table:style-name="Tableau1.C1" office:value-type="string">
            <text:p text:style-name="P59">Default</text:p>
          </table:table-cell>
          <table:table-cell table:style-name="Tableau1.D1" office:value-type="string">
            <text:p text:style-name="P63">Multi</text:p>
          </table:table-cell>
        </table:table-row>
        <table:table-row table:style-name="TableLine265306016">
          <table:table-cell table:style-name="Tableau1.A2" office:value-type="string">
            <text:p text:style-name="P54">context</text:p>
          </table:table-cell>
          <table:table-cell table:style-name="Tableau1.A1" office:value-type="string">
            <text:p text:style-name="P2"><text:span text:style-name="T106">The context of data retrieval: </text:span><text:span text:style-name="T36">datastructure</text:span><text:span text:style-name="T106">, </text:span><text:span text:style-name="T36">dataflow</text:span><text:span text:style-name="T106">, </text:span><text:span text:style-name="T36">provisionagreement</text:span></text:p>
          </table:table-cell>
          <table:table-cell table:style-name="Tableau1.A1" office:value-type="string">
            <text:p text:style-name="P25"/>
          </table:table-cell>
          <table:table-cell table:style-name="Tableau1.D2" office:value-type="string">
            <text:p text:style-name="P21">N</text:p>
          </table:table-cell>
        </table:table-row>
        <table:table-row table:style-name="TableLine265309568">
          <table:table-cell table:style-name="Tableau1.A2" office:value-type="string">
            <text:p text:style-name="P33">a<text:span text:style-name="T98">gency</text:span></text:p>
          </table:table-cell>
          <table:table-cell table:style-name="Tableau1.A1" office:value-type="string">
            <text:p text:style-name="P17"><text:span text:style-name="T3">Agency maintaining the artefact (e.g.:</text:span><text:span text:style-name="T2"> </text:span><text:span text:style-name="T39">ECB</text:span><text:span text:style-name="T3">)</text:span></text:p>
          </table:table-cell>
          <table:table-cell table:style-name="Tableau1.A1" office:value-type="string">
            <text:p text:style-name="P25"/>
          </table:table-cell>
          <table:table-cell table:style-name="Tableau1.D2" office:value-type="string">
            <text:p text:style-name="P29">N</text:p>
          </table:table-cell>
        </table:table-row>
        <table:table-row table:style-name="TableLine265310816">
          <table:table-cell table:style-name="Tableau1.A2" office:value-type="string">
            <text:p text:style-name="P37">artefact</text:p>
          </table:table-cell>
          <table:table-cell table:style-name="Tableau1.A1" office:value-type="string">
            <text:p text:style-name="P17"><text:span text:style-name="T3">Artefact ID (e.g.:</text:span><text:span text:style-name="T2"> </text:span><text:span text:style-name="T39">EXR</text:span><text:span text:style-name="T3">)</text:span></text:p>
          </table:table-cell>
          <table:table-cell table:style-name="Tableau1.A1" office:value-type="string">
            <text:p text:style-name="P25"/>
          </table:table-cell>
          <table:table-cell table:style-name="Tableau1.D2" office:value-type="string">
            <text:p text:style-name="P29">N</text:p>
          </table:table-cell>
        </table:table-row>
        <table:table-row table:style-name="TableLine265412960">
          <table:table-cell table:style-name="Tableau1.A2" office:value-type="string">
            <text:p text:style-name="P44">version</text:p>
          </table:table-cell>
          <table:table-cell table:style-name="Tableau1.A1" office:value-type="string">
            <text:p text:style-name="P17"><text:span text:style-name="T3">Artefact version (e.g.:</text:span><text:span text:style-name="T2"> </text:span><text:span text:style-name="T100">1.0.</text:span><text:span text:style-name="T101">0</text:span><text:span text:style-name="T3">)</text:span></text:p>
          </table:table-cell>
          <table:table-cell table:style-name="Tableau1.A1" office:value-type="string">
            <text:p text:style-name="P25">~</text:p>
          </table:table-cell>
          <table:table-cell table:style-name="Tableau1.D2" office:value-type="string">
            <text:p text:style-name="P29">N</text:p>
          </table:table-cell>
        </table:table-row>
        <table:table-row table:style-name="TableLine265301904">
          <table:table-cell table:style-name="Tableau1.A2" office:value-type="string">
            <text:p text:style-name="P52">dimensionAtObservation</text:p>
          </table:table-cell>
          <table:table-cell table:style-name="Tableau1.A1" office:value-type="string">
            <text:p text:style-name="P3">Id of the dimension at the observation level</text:p>
          </table:table-cell>
          <table:table-cell table:style-name="Tableau1.A1" office:value-type="string">
            <text:p text:style-name="P25"/>
          </table:table-cell>
          <table:table-cell table:style-name="Tableau1.D2" office:value-type="string">
            <text:p text:style-name="P28">N</text:p>
          </table:table-cell>
        </table:table-row>
        <table:table-row table:style-name="TableLine265300624">
          <table:table-cell table:style-name="Tableau1.A2" office:value-type="string">
            <text:p text:style-name="P50"><text:span text:style-name="T116">e</text:span>xplicitMeasure</text:p>
          </table:table-cell>
          <table:table-cell table:style-name="Tableau1.A1" office:value-type="string">
            <text:p text:style-name="P31"><text:span text:style-name="T115">W</text:span>hether observations are strongly typed (for cross-sectional data)</text:p>
          </table:table-cell>
          <table:table-cell table:style-name="Tableau1.A1" office:value-type="string">
            <text:p text:style-name="P22">false</text:p>
          </table:table-cell>
          <table:table-cell table:style-name="Tableau1.D2" office:value-type="string">
            <text:p text:style-name="P29">N</text:p>
          </table:table-cell>
        </table:table-row>
      </table:table>
      <text:p text:style-name="P9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65242896">
          <table:table-cell table:style-name="Tableau2.A1" table:number-columns-spanned="2" office:value-type="string">
            <text:p text:style-name="P68"><text:span text:style-name="T88">Data </text:span><text:span text:style-name="T89">availability</text:span><text:span text:style-name="T42"> queries:</text:span> <text:span text:style-name="T99">https://</text:span><text:span text:style-name="T81">host</text:span><text:span text:style-name="T99">/</text:span><text:span text:style-name="T49">availability</text:span><text:span text:style-name="T105">/</text:span><text:span text:style-name="T53">context</text:span><text:span text:style-name="T105">/</text:span><text:span text:style-name="T52">agency</text:span><text:span text:style-name="T105">/</text:span><text:span text:style-name="T52">id</text:span><text:span text:style-name="T105">/</text:span><text:span text:style-name="T58">version</text:span><text:span text:style-name="T33">/</text:span><text:span text:style-name="T54">key/componentId</text:span><text:span text:style-name="T105">?</text:span><text:span text:style-name="T68">c&amp;updatedAfter&amp;references&amp;mode</text:span></text:p>
          </table:table-cell>
          <table:covered-table-cell/>
          <table:table-cell table:style-name="Tableau2.C1" office:value-type="string">
            <text:p text:style-name="P60">Default</text:p>
          </table:table-cell>
          <table:table-cell table:style-name="Tableau2.D1" office:value-type="string">
            <text:p text:style-name="P64">Multi</text:p>
          </table:table-cell>
        </table:table-row>
        <table:table-row table:style-name="TableLine265485744">
          <table:table-cell table:style-name="Tableau2.A2" office:value-type="string">
            <text:p text:style-name="P55">context</text:p>
          </table:table-cell>
          <table:table-cell table:style-name="Tableau2.A1" office:value-type="string">
            <text:p text:style-name="P6"><text:span text:style-name="T106">The context of data retrieval: </text:span><text:span text:style-name="T36">datastructure</text:span><text:span text:style-name="T106">, </text:span><text:span text:style-name="T36">dataflow</text:span><text:span text:style-name="T106">, </text:span><text:span text:style-name="T36">provisionagreement</text:span>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12">N</text:p>
          </table:table-cell>
        </table:table-row>
        <table:table-row table:style-name="TableLine265488000">
          <table:table-cell table:style-name="Tableau2.A2" office:value-type="string">
            <text:p text:style-name="P34">a<text:span text:style-name="T98">gency</text:span></text:p>
          </table:table-cell>
          <table:table-cell table:style-name="Tableau2.A1" office:value-type="string">
            <text:p text:style-name="P18"><text:span text:style-name="T3">Agency maintaining the artefact (e.g.:</text:span><text:span text:style-name="T2"> </text:span><text:span text:style-name="T39">ECB</text:span><text:span text:style-name="T3">)</text:span>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07">Y</text:p>
          </table:table-cell>
        </table:table-row>
        <table:table-row table:style-name="TableLine265488992">
          <table:table-cell table:style-name="Tableau2.A2" office:value-type="string">
            <text:p text:style-name="P38">artefact</text:p>
          </table:table-cell>
          <table:table-cell table:style-name="Tableau2.A1" office:value-type="string">
            <text:p text:style-name="P18"><text:span text:style-name="T3">Artefact ID (e.g.:</text:span><text:span text:style-name="T2"> </text:span><text:span text:style-name="T39">EXR</text:span><text:span text:style-name="T3">)</text:span>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13">Y</text:p>
          </table:table-cell>
        </table:table-row>
        <table:table-row table:style-name="TableLine265490032">
          <table:table-cell table:style-name="Tableau2.A2" office:value-type="string">
            <text:p text:style-name="P45">version</text:p>
          </table:table-cell>
          <table:table-cell table:style-name="Tableau2.A1" office:value-type="string">
            <text:p text:style-name="P18"><text:span text:style-name="T3">Artefact version (e.g.:</text:span><text:span text:style-name="T2"> </text:span><text:span text:style-name="T100">1.0.</text:span><text:span text:style-name="T101">0</text:span><text:span text:style-name="T3">)</text:span>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07">Y</text:p>
          </table:table-cell>
        </table:table-row>
        <table:table-row table:style-name="TableLine265491296">
          <table:table-cell table:style-name="Tableau2.A2" office:value-type="string">
            <text:p text:style-name="P41">key</text:p>
          </table:table-cell>
          <table:table-cell table:style-name="Tableau2.A1" office:value-type="string">
            <text:p text:style-name="P2">Key of the series to be returned (e.g: <text:span text:style-name="T26">D.NOK.EUR.SP00.A</text:span>). Wildcarding <text:span text:style-name="T106">supported</text:span> (e.g: <text:span text:style-name="T26">D.*.EUR.SP00.A</text:span>). 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07">Y</text:p>
          </table:table-cell>
        </table:table-row>
        <table:table-row table:style-name="TableLine265492240">
          <table:table-cell table:style-name="Tableau2.A2" office:value-type="string">
            <text:p text:style-name="P42">componentId</text:p>
          </table:table-cell>
          <table:table-cell table:style-name="Tableau2.A1" office:value-type="string">
            <text:p text:style-name="P7">The id of the dimension for which to obtain availability information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07">Y</text:p>
          </table:table-cell>
        </table:table-row>
        <table:table-row table:style-name="TableLine265493232">
          <table:table-cell table:style-name="Tableau2.A2" office:value-type="string">
            <text:p text:style-name="P47">c</text:p>
          </table:table-cell>
          <table:table-cell table:style-name="Tableau2.A1" office:value-type="string">
            <text:p text:style-name="P5"><text:span text:style-name="T106">Filter by component values</text:span> (e.g. <text:span text:style-name="T27">c[REF_AREA]=CH</text:span><text:span text:style-name="T106">) with support for operators (e.g. </text:span><text:span text:style-name="T27">c[</text:span><text:span text:style-name="T28">TIME_PERIOD</text:span><text:span text:style-name="T27">]=ge:2000</text:span><text:span text:style-name="T106">)</text:span></text:p>
          </table:table-cell>
          <table:table-cell table:style-name="Tableau2.A1" office:value-type="string">
            <text:p text:style-name="P24"/>
          </table:table-cell>
          <table:table-cell table:style-name="Tableau2.D2" office:value-type="string">
            <text:p text:style-name="P105">Y</text:p>
          </table:table-cell>
        </table:table-row>
        <table:table-row table:style-name="TableLine265494224">
          <table:table-cell table:style-name="Tableau2.A2" office:value-type="string">
            <text:p text:style-name="P51">updatedAfter</text:p>
          </table:table-cell>
          <table:table-cell table:style-name="Tableau2.A1" office:value-type="string">
            <text:p text:style-name="P2"><text:span text:style-name="T107">Retrieves what changed since supplied timestamp. </text:span>Must be percent-encoded (e.g.: <text:span text:style-name="T30">2009-05-15T14%3A15%3A00%2B01%3A00</text:span>)</text:p>
          </table:table-cell>
          <table:table-cell table:style-name="Tableau2.A1" office:value-type="string">
            <text:p text:style-name="P24"/>
          </table:table-cell>
          <table:table-cell table:style-name="Tableau2.D2" office:value-type="string">
            <text:p text:style-name="P105">N</text:p>
          </table:table-cell>
        </table:table-row>
        <table:table-row table:style-name="TableLine265490752">
          <table:table-cell table:style-name="Tableau2.A2" office:value-type="string">
            <text:p text:style-name="P48">references</text:p>
          </table:table-cell>
          <table:table-cell table:style-name="Tableau2.A1" office:value-type="string">
            <text:p text:style-name="P8">References to be returned: <text:span text:style-name="T78">codelist, datastructure, conceptscheme, dataflow, dataproviderscheme, none, all</text:span></text:p>
          </table:table-cell>
          <table:table-cell table:style-name="Tableau2.A1" office:value-type="string">
            <text:p text:style-name="P109">none</text:p>
          </table:table-cell>
          <table:table-cell table:style-name="Tableau2.D2" office:value-type="string">
            <text:p text:style-name="P109">Y</text:p>
          </table:table-cell>
        </table:table-row>
        <table:table-row table:style-name="TableLine265495936">
          <table:table-cell table:style-name="Tableau2.A2" office:value-type="string">
            <text:p text:style-name="P48">mode</text:p>
          </table:table-cell>
          <table:table-cell table:style-name="Tableau2.A1" office:value-type="string">
            <text:p text:style-name="P2"><text:span text:style-name="T117">The resolution mode</text:span>: <text:span text:style-name="T40">exact</text:span><text:span text:style-name="T30">, </text:span><text:span text:style-name="T40">available</text:span></text:p>
          </table:table-cell>
          <table:table-cell table:style-name="Tableau2.A1" office:value-type="string">
            <text:p text:style-name="P115">exact</text:p>
          </table:table-cell>
          <table:table-cell table:style-name="Tableau2.D2" office:value-type="string">
            <text:p text:style-name="P105">N</text:p>
          </table:table-cell>
        </table:table-row>
      </table:table>
      <text:p text:style-name="P9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65432736">
          <table:table-cell table:style-name="Tableau3.A1" table:number-columns-spanned="2" office:value-type="string">
            <text:p text:style-name="P69"><text:span text:style-name="T90">Metadata</text:span><text:span text:style-name="T42"> queries:</text:span> </text:p>
            <text:p text:style-name="P70"><text:span text:style-name="T99">https://</text:span><text:span text:style-name="T81">host</text:span><text:span text:style-name="T99">/</text:span><text:span text:style-name="T50">metadata</text:span><text:span text:style-name="T99">/</text:span><text:span text:style-name="T50">metadataset</text:span><text:span text:style-name="T99">/</text:span><text:span text:style-name="T56">provider</text:span><text:span text:style-name="T99">/</text:span><text:span text:style-name="T56">id</text:span><text:span text:style-name="T99">/</text:span><text:span text:style-name="T56">version</text:span><text:span text:style-name="T99">?</text:span><text:span text:style-name="T69">detail </text:span><text:span text:style-name="T83">or</text:span><text:span text:style-name="T69"> </text:span><text:span text:style-name="T82">https://</text:span><text:span text:style-name="T84">host</text:span><text:span text:style-name="T82">/</text:span><text:span text:style-name="T51">metadata</text:span><text:span text:style-name="T82">/</text:span><text:span text:style-name="T51">metadataflow</text:span><text:span text:style-name="T82">/</text:span><text:span text:style-name="T57">agency</text:span><text:span text:style-name="T82">/</text:span><text:span text:style-name="T57">id</text:span><text:span text:style-name="T82">/</text:span><text:span text:style-name="T57">version</text:span><text:span text:style-name="T85">/</text:span><text:span text:style-name="T57">provider</text:span><text:span text:style-name="T82">?</text:span><text:span text:style-name="T69">detail </text:span><text:span text:style-name="T83">or</text:span></text:p>
            <text:p text:style-name="P71"><text:span text:style-name="T83">https://</text:span><text:span text:style-name="T84">host</text:span><text:span text:style-name="T83">/</text:span><text:span text:style-name="T51">metadata</text:span><text:span text:style-name="T83">/</text:span><text:span text:style-name="T51">structure</text:span><text:span text:style-name="T83">/</text:span><text:span text:style-name="T57">type</text:span><text:span text:style-name="T83">/</text:span><text:span text:style-name="T57">agency</text:span><text:span text:style-name="T83">/</text:span><text:span text:style-name="T57">id</text:span><text:span text:style-name="T83">/</text:span><text:span text:style-name="T57">version</text:span><text:span text:style-name="T85">/</text:span><text:span text:style-name="T57">provider</text:span><text:span text:style-name="T83">?</text:span><text:span text:style-name="T69">detail</text:span></text:p>
          </table:table-cell>
          <table:covered-table-cell/>
          <table:table-cell table:style-name="Tableau3.C1" office:value-type="string">
            <text:p text:style-name="P61"><text:s/>Default</text:p>
          </table:table-cell>
          <table:table-cell table:style-name="Tableau3.D1" office:value-type="string">
            <text:p text:style-name="P65">Multi</text:p>
          </table:table-cell>
        </table:table-row>
        <table:table-row table:style-name="TableLine265547680">
          <table:table-cell table:style-name="Tableau3.A2" office:value-type="string">
            <text:p text:style-name="P56">provider</text:p>
          </table:table-cell>
          <table:table-cell table:style-name="Tableau3.A1" office:value-type="string">
            <text:p text:style-name="P9"><text:span text:style-name="T118">T</text:span>he provider of metadata</text:p>
          </table:table-cell>
          <table:table-cell table:style-name="Tableau3.A1" office:value-type="string">
            <text:p text:style-name="P103">*</text:p>
          </table:table-cell>
          <table:table-cell table:style-name="Tableau3.D2" office:value-type="string">
            <text:p text:style-name="P116">Y</text:p>
          </table:table-cell>
        </table:table-row>
        <table:table-row table:style-name="TableLine265549936">
          <table:table-cell table:style-name="Tableau3.A2" office:value-type="string">
            <text:p text:style-name="P35">a<text:span text:style-name="T98">gency</text:span></text:p>
          </table:table-cell>
          <table:table-cell table:style-name="Tableau3.A1" office:value-type="string">
            <text:p text:style-name="P19"><text:span text:style-name="T3">Agency maintaining the artefact (e.g.:</text:span><text:span text:style-name="T2"> </text:span><text:span text:style-name="T39">ECB</text:span><text:span text:style-name="T3">)</text:span></text:p>
          </table:table-cell>
          <table:table-cell table:style-name="Tableau3.A1" office:value-type="string">
            <text:p text:style-name="P103">*</text:p>
          </table:table-cell>
          <table:table-cell table:style-name="Tableau3.D2" office:value-type="string">
            <text:p text:style-name="P108">Y</text:p>
          </table:table-cell>
        </table:table-row>
        <table:table-row table:style-name="TableLine265550928">
          <table:table-cell table:style-name="Tableau3.A2" office:value-type="string">
            <text:p text:style-name="P39">id</text:p>
          </table:table-cell>
          <table:table-cell table:style-name="Tableau3.A1" office:value-type="string">
            <text:p text:style-name="P19"><text:span text:style-name="T3">Artefact ID (e.g.:</text:span><text:span text:style-name="T2"> </text:span><text:span text:style-name="T39">EXR</text:span><text:span text:style-name="T3">)</text:span></text:p>
          </table:table-cell>
          <table:table-cell table:style-name="Tableau3.A1" office:value-type="string">
            <text:p text:style-name="P103">*</text:p>
          </table:table-cell>
          <table:table-cell table:style-name="Tableau3.D2" office:value-type="string">
            <text:p text:style-name="P114">Y</text:p>
          </table:table-cell>
        </table:table-row>
        <table:table-row table:style-name="TableLine265551968">
          <table:table-cell table:style-name="Tableau3.A2" office:value-type="string">
            <text:p text:style-name="P46">version</text:p>
          </table:table-cell>
          <table:table-cell table:style-name="Tableau3.A1" office:value-type="string">
            <text:p text:style-name="P19"><text:span text:style-name="T3">Artefact version (e.g.:</text:span><text:span text:style-name="T2"> </text:span><text:span text:style-name="T100">1.0.</text:span><text:span text:style-name="T101">0</text:span><text:span text:style-name="T3">)</text:span></text:p>
          </table:table-cell>
          <table:table-cell table:style-name="Tableau3.A1" office:value-type="string">
            <text:p text:style-name="P103">*</text:p>
          </table:table-cell>
          <table:table-cell table:style-name="Tableau3.D2" office:value-type="string">
            <text:p text:style-name="P108">Y</text:p>
          </table:table-cell>
        </table:table-row>
        <table:table-row table:style-name="TableLine265553232">
          <table:table-cell table:style-name="Tableau3.A2" office:value-type="string">
            <text:p text:style-name="P40">type</text:p>
          </table:table-cell>
          <table:table-cell table:style-name="Tableau3.A1" office:value-type="string">
            <text:p text:style-name="P9">The structure type (cf. Structure queries)</text:p>
          </table:table-cell>
          <table:table-cell table:style-name="Tableau3.A1" office:value-type="string">
            <text:p text:style-name="P103">*</text:p>
          </table:table-cell>
          <table:table-cell table:style-name="Tableau3.D2" office:value-type="string">
            <text:p text:style-name="P110">N</text:p>
          </table:table-cell>
        </table:table-row>
        <table:table-row table:style-name="TableLine265554176">
          <table:table-cell table:style-name="Tableau3.A2" office:value-type="string">
            <text:p text:style-name="P49">detail</text:p>
          </table:table-cell>
          <table:table-cell table:style-name="Tableau3.A1" office:value-type="string">
            <text:p text:style-name="P9">The amount of information to be returned: <text:span text:style-name="T78">full</text:span>, <text:span text:style-name="T78">allstubs</text:span></text:p>
          </table:table-cell>
          <table:table-cell table:style-name="Tableau3.A1" office:value-type="string">
            <text:p text:style-name="P111">full</text:p>
          </table:table-cell>
          <table:table-cell table:style-name="Tableau3.D2" office:value-type="string">
            <text:p text:style-name="P111">N</text:p>
          </table:table-cell>
        </table:table-row>
      </table:table>
      <text:list xml:id="list1607882460" text:style-name="L1">
        <text:list-header>
          <text:p text:style-name="P127"/>
        </text:list-header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95"><text:span text:style-name="T75">Useful</text:span> HTTP headers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91">If-Modified-Since</text:p>
          </table:table-cell>
          <table:table-cell table:style-name="Tableau6.B2" office:value-type="string">
            <text:p text:style-name="P84">Get the data only if something has changed <text:span text:style-name="T114">(</text:span><text:span text:style-name="T87">If-None-Match</text:span><text:span text:style-name="T114"> is an alternative)</text:span></text:p>
          </table:table-cell>
        </table:table-row>
        <table:table-row table:style-name="Tableau6.1">
          <table:table-cell table:style-name="Tableau6.A3" office:value-type="string">
            <text:p text:style-name="P91">Accept</text:p>
          </table:table-cell>
          <table:table-cell table:style-name="Tableau6.B3" office:value-type="string">
            <text:p text:style-name="P84">Select the desired format</text:p>
          </table:table-cell>
        </table:table-row>
        <table:table-row table:style-name="Tableau6.1">
          <table:table-cell table:style-name="Tableau6.A3" office:value-type="string">
            <text:p text:style-name="P91">Accept-Encoding</text:p>
          </table:table-cell>
          <table:table-cell table:style-name="Tableau6.B3" office:value-type="string">
            <text:p text:style-name="P84">Compress the response</text:p>
          </table:table-cell>
        </table:table-row>
        <table:table-row table:style-name="Tableau6.1">
          <table:table-cell table:style-name="Tableau6.A3" office:value-type="string">
            <text:p text:style-name="P91">Accept-<text:span text:style-name="T114">Lan</text:span>g<text:span text:style-name="T114">uage</text:span></text:p>
          </table:table-cell>
          <table:table-cell table:style-name="Tableau6.B3" office:value-type="string">
            <text:p text:style-name="P84">Select the desired <text:span text:style-name="T110">language</text:span></text:p>
          </table:table-cell>
        </table:table-row>
      </table:table>
      <text:h text:style-name="P125" text:outline-level="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95">Supported format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84">SDMX-ML <text:span text:style-name="T74">Data</text:span></text:p>
          </table:table-cell>
          <table:table-cell table:style-name="Tableau7.B2" office:value-type="string">
            <text:p text:style-name="P91">application/vnd.sdmx.data+xml;version=<text:span text:style-name="T108">3.0.0</text:span></text:p>
          </table:table-cell>
        </table:table-row>
        <table:table-row table:style-name="Tableau7.1">
          <table:table-cell table:style-name="Tableau7.A3" office:value-type="string">
            <text:p text:style-name="P84">SDMX-JSON <text:span text:style-name="T94">Data</text:span></text:p>
          </table:table-cell>
          <table:table-cell table:style-name="Tableau7.B3" office:value-type="string">
            <text:p text:style-name="P91">application/vnd.sdmx.data+json;version=<text:span text:style-name="T108">2</text:span>.0.0</text:p>
          </table:table-cell>
        </table:table-row>
        <table:table-row table:style-name="Tableau7.1">
          <table:table-cell table:style-name="Tableau7.A3" office:value-type="string">
            <text:p text:style-name="P79">SDMX-CSV <text:span text:style-name="T96">Data</text:span></text:p>
          </table:table-cell>
          <table:table-cell table:style-name="Tableau7.B3" office:value-type="string">
            <text:p text:style-name="P91">application/vnd.sdmx.data+<text:span text:style-name="T92">csv</text:span>;version=1.0.0</text:p>
          </table:table-cell>
        </table:table-row>
        <table:table-row table:style-name="Tableau7.1">
          <table:table-cell table:style-name="Tableau7.A3" office:value-type="string">
            <text:p text:style-name="P80">SDMX-ML Structure</text:p>
          </table:table-cell>
          <table:table-cell table:style-name="Tableau7.B3" office:value-type="string">
            <text:p text:style-name="P91">application/vnd.sdmx.structure+xml;version=<text:span text:style-name="T108">3.0.0</text:span></text:p>
          </table:table-cell>
        </table:table-row>
        <table:table-row table:style-name="Tableau7.1">
          <table:table-cell table:style-name="Tableau7.A3" office:value-type="string">
            <text:p text:style-name="P84">SDMX-<text:span text:style-name="T94">JSON Structure</text:span></text:p>
          </table:table-cell>
          <table:table-cell table:style-name="Tableau7.B3" office:value-type="string">
            <text:p text:style-name="P91">application/vnd.sdmx.structure+json;version=<text:span text:style-name="T108">2</text:span>.0.0</text:p>
          </table:table-cell>
        </table:table-row>
        <table:table-row table:style-name="Tableau7.1">
          <table:table-cell table:style-name="Tableau7.A3" office:value-type="string">
            <text:p text:style-name="P80">SDMX-ML <text:span text:style-name="T109">Metadata</text:span></text:p>
          </table:table-cell>
          <table:table-cell table:style-name="Tableau7.B3" office:value-type="string">
            <text:p text:style-name="P91">application/vnd.sdmx.<text:span text:style-name="T86">metadata</text:span><text:span text:style-name="T74">+</text:span>xml;version=2.<text:span text:style-name="T108">0.0</text:span></text:p>
          </table:table-cell>
        </table:table-row>
        <table:table-row table:style-name="Tableau7.1">
          <table:table-cell table:style-name="Tableau7.A3" office:value-type="string">
            <text:p text:style-name="P84">SDMX-<text:span text:style-name="T108">JSON Metadata</text:span></text:p>
          </table:table-cell>
          <table:table-cell table:style-name="Tableau7.B3" office:value-type="string">
            <text:p text:style-name="P91">application/vnd.sdmx.<text:span text:style-name="T74">meta</text:span>data+<text:span text:style-name="T86">json</text:span>;version=2.<text:span text:style-name="T108">0.0</text:span></text:p>
          </table:table-cell>
        </table:table-row>
        <table:table-row table:style-name="Tableau7.1">
          <table:table-cell table:style-name="Tableau7.A3" office:value-type="string">
            <text:p text:style-name="P84">SDMX-<text:span text:style-name="T108">CSV</text:span><text:span text:style-name="T74"> Meta</text:span><text:span text:style-name="T108">data</text:span> </text:p>
          </table:table-cell>
          <table:table-cell table:style-name="Tableau7.B3" office:value-type="string">
            <text:p text:style-name="P91">application/vnd.sdmx.<text:span text:style-name="T86">metadata</text:span>+<text:span text:style-name="T86">csv</text:span>;version=2.<text:span text:style-name="T108">0.0</text:span></text:p>
          </table:table-cell>
        </table:table-row>
      </table:table>
      <text:p text:style-name="P10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118" text:outline-level="1">Period formats</text:h>
          </table:table-cell>
          <table:covered-table-cell/>
        </table:table-row>
        <table:table-row table:style-name="Tableau8.1">
          <table:table-cell table:style-name="Tableau8.A2" office:value-type="string">
            <text:p text:style-name="P84">Daily/Business</text:p>
          </table:table-cell>
          <table:table-cell table:style-name="Tableau8.B2" office:value-type="string">
            <text:p text:style-name="P92">YYYY-MM-DD</text:p>
          </table:table-cell>
        </table:table-row>
        <table:table-row table:style-name="Tableau8.1">
          <table:table-cell table:style-name="Tableau8.A3" office:value-type="string">
            <text:p text:style-name="P84">Weekly</text:p>
          </table:table-cell>
          <table:table-cell table:style-name="Tableau8.B3" office:value-type="string">
            <text:p text:style-name="P92">YYYY-W[01-53]</text:p>
          </table:table-cell>
        </table:table-row>
        <table:table-row table:style-name="Tableau8.1">
          <table:table-cell table:style-name="Tableau8.A3" office:value-type="string">
            <text:p text:style-name="P84">Monthly</text:p>
          </table:table-cell>
          <table:table-cell table:style-name="Tableau8.B3" office:value-type="string">
            <text:p text:style-name="P92">YYYY-MM</text:p>
          </table:table-cell>
        </table:table-row>
        <table:table-row table:style-name="Tableau8.1">
          <table:table-cell table:style-name="Tableau8.A3" office:value-type="string">
            <text:p text:style-name="P84">Quarterly</text:p>
          </table:table-cell>
          <table:table-cell table:style-name="Tableau8.B3" office:value-type="string">
            <text:p text:style-name="P92">YYYY-Q[1-4]</text:p>
          </table:table-cell>
        </table:table-row>
        <table:table-row table:style-name="Tableau8.1">
          <table:table-cell table:style-name="Tableau8.A3" office:value-type="string">
            <text:p text:style-name="P84">Semi-annual</text:p>
          </table:table-cell>
          <table:table-cell table:style-name="Tableau8.B3" office:value-type="string">
            <text:p text:style-name="P92">YYYY-S[1-2]</text:p>
          </table:table-cell>
        </table:table-row>
        <table:table-row table:style-name="Tableau8.1">
          <table:table-cell table:style-name="Tableau8.A3" office:value-type="string">
            <text:p text:style-name="P84">Annual</text:p>
          </table:table-cell>
          <table:table-cell table:style-name="Tableau8.B3" office:value-type="string">
            <text:p text:style-name="P92">YYYY</text:p>
          </table:table-cell>
        </table:table-row>
      </table:table>
      <text:p text:style-name="P10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h text:style-name="P118" text:outline-level="1">Useful response codes</text:h>
          </table:table-cell>
          <table:covered-table-cell/>
        </table:table-row>
        <table:table-row table:style-name="Tableau9.1">
          <table:table-cell table:style-name="Tableau9.A2" office:value-type="string">
            <text:p text:style-name="P74">200 <text:span text:style-name="T44">(OK)</text:span></text:p>
          </table:table-cell>
          <table:table-cell table:style-name="Tableau9.B2" office:value-type="string">
            <text:p text:style-name="P77">Life is good</text:p>
          </table:table-cell>
        </table:table-row>
        <table:table-row table:style-name="Tableau9.1">
          <table:table-cell table:style-name="Tableau9.A3" office:value-type="string">
            <text:p text:style-name="P73">204 <text:span text:style-name="T41">(No content)</text:span></text:p>
          </table:table-cell>
          <table:table-cell table:style-name="Tableau9.B3" office:value-type="string">
            <text:p text:style-name="P77"><text:span text:style-name="T112">No results. Mostly harmless, </text:span><text:span text:style-name="T113">especially</text:span><text:span text:style-name="T112"> </text:span><text:span text:style-name="T113">i</text:span>f you used <text:span text:style-name="T46">updatedAfter</text:span></text:p>
          </table:table-cell>
        </table:table-row>
        <table:table-row table:style-name="Tableau9.1">
          <table:table-cell table:style-name="Tableau9.A3" office:value-type="string">
            <text:p text:style-name="P74">304 <text:span text:style-name="T44">(No change)</text:span></text:p>
          </table:table-cell>
          <table:table-cell table:style-name="Tableau9.B3" office:value-type="string">
            <text:p text:style-name="P93"><text:span text:style-name="T13">No change since the timestamp supplied in the </text:span><text:span text:style-name="T46">If-Modified-Since header</text:span></text:p>
          </table:table-cell>
        </table:table-row>
        <table:table-row table:style-name="Tableau9.1">
          <table:table-cell table:style-name="Tableau9.A3" office:value-type="string">
            <text:p text:style-name="P76">400 <text:span text:style-name="T44">(Syntax error)</text:span></text:p>
          </table:table-cell>
          <table:table-cell table:style-name="Tableau9.B3" office:value-type="string">
            <text:p text:style-name="P81">Your query checking you must</text:p>
          </table:table-cell>
        </table:table-row>
        <table:table-row table:style-name="Tableau9.1">
          <table:table-cell table:style-name="Tableau9.A3" office:value-type="string">
            <text:p text:style-name="P75">401 <text:span text:style-name="T44">(Login needed)</text:span></text:p>
          </table:table-cell>
          <table:table-cell table:style-name="Tableau9.B3" office:value-type="string">
            <text:p text:style-name="P82">Only available on a need to know basis</text:p>
          </table:table-cell>
        </table:table-row>
        <table:table-row table:style-name="Tableau9.1">
          <table:table-cell table:style-name="Tableau9.A3" office:value-type="string">
            <text:p text:style-name="P76">406 <text:span text:style-name="T44">(Invalid format)</text:span></text:p>
          </table:table-cell>
          <table:table-cell table:style-name="Tableau9.B3" office:value-type="string">
            <text:p text:style-name="P84">Not a supported format. <text:span text:style-name="T73">No worries, SDMX is all you need</text:span></text:p>
          </table:table-cell>
        </table:table-row>
        <table:table-row table:style-name="Tableau9.1">
          <table:table-cell table:style-name="Tableau9.A3" office:value-type="string">
            <text:p text:style-name="P75">413 <text:span text:style-name="T44">(Results too large)</text:span></text:p>
          </table:table-cell>
          <table:table-cell table:style-name="Tableau9.B3" office:value-type="string">
            <text:p text:style-name="P82">You know greed is a sin, right?</text:p>
          </table:table-cell>
        </table:table-row>
        <table:table-row table:style-name="Tableau9.1">
          <table:table-cell table:style-name="Tableau9.A3" office:value-type="string">
            <text:p text:style-name="P75">41<text:span text:style-name="T91">4</text:span> <text:span text:style-name="T44">(</text:span><text:span text:style-name="T45">URI too long</text:span><text:span text:style-name="T44">)</text:span></text:p>
          </table:table-cell>
          <table:table-cell table:style-name="Tableau9.B3" office:value-type="string">
            <text:p text:style-name="P78">Write short sentences</text:p>
          </table:table-cell>
        </table:table-row>
        <table:table-row table:style-name="Tableau9.1">
          <table:table-cell table:style-name="Tableau9.A3" office:value-type="string">
            <text:p text:style-name="P76">4<text:span text:style-name="T111">22</text:span> <text:span text:style-name="T44">(Semantic error)</text:span></text:p>
          </table:table-cell>
          <table:table-cell table:style-name="Tableau9.B3" office:value-type="string">
            <text:p text:style-name="P84">The syntax of the query is OK but it makes no sense anyway. <text:span text:style-name="T73">Tolerated only on April Fools</text:span></text:p>
          </table:table-cell>
        </table:table-row>
        <table:table-row table:style-name="Tableau9.1">
          <table:table-cell table:style-name="Tableau9.A3" office:value-type="string">
            <text:p text:style-name="P76">500 <text:span text:style-name="T44">(Server error)</text:span></text:p>
          </table:table-cell>
          <table:table-cell table:style-name="Tableau9.B3" office:value-type="string">
            <text:p text:style-name="P77">Someone somewhere is having a bad day</text:p>
          </table:table-cell>
        </table:table-row>
        <table:table-row table:style-name="Tableau9.1">
          <table:table-cell table:style-name="Tableau9.A3" office:value-type="string">
            <text:p text:style-name="P76">501 <text:span text:style-name="T44">(Not implemented)</text:span></text:p>
          </table:table-cell>
          <table:table-cell table:style-name="Tableau9.B3" office:value-type="string">
            <text:p text:style-name="P77">Feature coming soon in a web service near you</text:p>
          </table:table-cell>
        </table:table-row>
        <table:table-row table:style-name="Tableau9.1">
          <table:table-cell table:style-name="Tableau9.A3" office:value-type="string">
            <text:p text:style-name="P76">503 <text:span text:style-name="T44">(Unavailable)</text:span></text:p>
          </table:table-cell>
          <table:table-cell table:style-name="Tableau9.B3" office:value-type="string">
            <text:p text:style-name="P84"><text:span text:style-name="T73">T</text:span>ry again later.</text:p>
          </table:table-cell>
        </table:table-row>
      </table:table>
      <text:h text:style-name="P119" text:outline-level="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99">Special character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88">*</text:p>
          </table:table-cell>
          <table:table-cell table:style-name="Tableau4.B2" office:value-type="string">
            <text:p text:style-name="P85">All</text:p>
          </table:table-cell>
        </table:table-row>
        <table:table-row table:style-name="Tableau4.1">
          <table:table-cell table:style-name="Tableau4.A3" office:value-type="string">
            <text:p text:style-name="P90">+</text:p>
          </table:table-cell>
          <table:table-cell table:style-name="Tableau4.B3" office:value-type="string">
            <text:p text:style-name="P85">Latest stable version</text:p>
          </table:table-cell>
        </table:table-row>
        <table:table-row table:style-name="Tableau4.1">
          <table:table-cell table:style-name="Tableau4.A3" office:value-type="string">
            <text:p text:style-name="P88">~</text:p>
          </table:table-cell>
          <table:table-cell table:style-name="Tableau4.B3" office:value-type="string">
            <text:p text:style-name="P85">Latest version (whether stable, draft or unversioned)</text:p>
          </table:table-cell>
        </table:table-row>
        <table:table-row table:style-name="Tableau4.1">
          <table:table-cell table:style-name="Tableau4.A3" office:value-type="string">
            <text:p text:style-name="P89">,</text:p>
          </table:table-cell>
          <table:table-cell table:style-name="Tableau4.B3" office:value-type="string">
            <text:p text:style-name="P85"><text:span text:style-name="T114">O</text:span>r</text:p>
          </table:table-cell>
        </table:table-row>
        <table:table-row table:style-name="Tableau4.1">
          <table:table-cell table:style-name="Tableau4.A3" office:value-type="string">
            <text:p text:style-name="P89">.</text:p>
          </table:table-cell>
          <table:table-cell table:style-name="Tableau4.B3" office:value-type="string">
            <text:p text:style-name="P83">Subpart operator</text:p>
          </table:table-cell>
        </table:table-row>
        <table:table-row table:style-name="Tableau4.1">
          <table:table-cell table:style-name="Tableau4.A3" office:value-type="string">
            <text:p text:style-name="P90">+</text:p>
          </table:table-cell>
          <table:table-cell table:style-name="Tableau4.B3" office:value-type="string">
            <text:p text:style-name="P83">Multivalues attribute</text:p>
          </table:table-cell>
        </table:table-row>
      </table:table>
      <text:h text:style-name="P123" text:outline-level="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99">Operators for component-based querie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94">eq</text:p>
          </table:table-cell>
          <table:table-cell table:style-name="Tableau5.B2" office:value-type="string">
            <text:p text:style-name="P86">Equal</text:p>
          </table:table-cell>
        </table:table-row>
        <table:table-row table:style-name="Tableau5.1">
          <table:table-cell table:style-name="Tableau5.A3" office:value-type="string">
            <text:p text:style-name="P94">ne</text:p>
          </table:table-cell>
          <table:table-cell table:style-name="Tableau5.B3" office:value-type="string">
            <text:p text:style-name="P86">Not equal</text:p>
          </table:table-cell>
        </table:table-row>
        <table:table-row table:style-name="Tableau5.1">
          <table:table-cell table:style-name="Tableau5.A3" office:value-type="string">
            <text:p text:style-name="P94">lt</text:p>
          </table:table-cell>
          <table:table-cell table:style-name="Tableau5.B3" office:value-type="string">
            <text:p text:style-name="P86">Less than</text:p>
          </table:table-cell>
        </table:table-row>
        <table:table-row table:style-name="Tableau5.1">
          <table:table-cell table:style-name="Tableau5.A3" office:value-type="string">
            <text:p text:style-name="P94">le</text:p>
          </table:table-cell>
          <table:table-cell table:style-name="Tableau5.B3" office:value-type="string">
            <text:p text:style-name="P86">Less than or equal to</text:p>
          </table:table-cell>
        </table:table-row>
        <table:table-row table:style-name="Tableau5.1">
          <table:table-cell table:style-name="Tableau5.A3" office:value-type="string">
            <text:p text:style-name="P94">gt</text:p>
          </table:table-cell>
          <table:table-cell table:style-name="Tableau5.B3" office:value-type="string">
            <text:p text:style-name="P86">Greater than</text:p>
          </table:table-cell>
        </table:table-row>
        <table:table-row table:style-name="Tableau5.1">
          <table:table-cell table:style-name="Tableau5.A3" office:value-type="string">
            <text:p text:style-name="P94"><text:span text:style-name="T108">g</text:span>e</text:p>
          </table:table-cell>
          <table:table-cell table:style-name="Tableau5.B3" office:value-type="string">
            <text:p text:style-name="P86">Greater than or equal to</text:p>
          </table:table-cell>
        </table:table-row>
        <table:table-row table:style-name="Tableau5.1">
          <table:table-cell table:style-name="Tableau5.A3" office:value-type="string">
            <text:p text:style-name="P94">co</text:p>
          </table:table-cell>
          <table:table-cell table:style-name="Tableau5.B3" office:value-type="string">
            <text:p text:style-name="P86">Contains</text:p>
          </table:table-cell>
        </table:table-row>
        <table:table-row table:style-name="Tableau5.1">
          <table:table-cell table:style-name="Tableau5.A3" office:value-type="string">
            <text:p text:style-name="P94">nc</text:p>
          </table:table-cell>
          <table:table-cell table:style-name="Tableau5.B3" office:value-type="string">
            <text:p text:style-name="P86">Does not contain</text:p>
          </table:table-cell>
        </table:table-row>
        <table:table-row table:style-name="Tableau5.1">
          <table:table-cell table:style-name="Tableau5.A3" office:value-type="string">
            <text:p text:style-name="P94">sw</text:p>
          </table:table-cell>
          <table:table-cell table:style-name="Tableau5.B3" office:value-type="string">
            <text:p text:style-name="P87">Starts with</text:p>
          </table:table-cell>
        </table:table-row>
        <table:table-row table:style-name="Tableau5.1">
          <table:table-cell table:style-name="Tableau5.A3" office:value-type="string">
            <text:p text:style-name="P94">ew</text:p>
          </table:table-cell>
          <table:table-cell table:style-name="Tableau5.B3" office:value-type="string">
            <text:p text:style-name="P87">Ends with</text:p>
          </table:table-cell>
        </table:table-row>
        <table:table-row table:style-name="Tableau5.1">
          <table:table-cell table:style-name="Tableau5.A3" office:value-type="string">
            <text:p text:style-name="P94">nd</text:p>
          </table:table-cell>
          <table:table-cell table:style-name="Tableau5.B3" office:value-type="string">
            <text:p text:style-name="P87">And</text:p>
          </table:table-cell>
        </table:table-row>
        <table:table-row table:style-name="Tableau5.1">
          <table:table-cell table:style-name="Tableau5.A3" office:value-type="string">
            <text:p text:style-name="P94">or</text:p>
          </table:table-cell>
          <table:table-cell table:style-name="Tableau5.B3" office:value-type="string">
            <text:p text:style-name="P87">Or</text:p>
          </table:table-cell>
        </table:table-row>
      </table:table>
      <text:p text:style-name="P1"/>
      <text:h text:style-name="P120" text:outline-level="1">Tips and tricks</text:h>
      <text:list xml:id="list93426297606265" text:continue-numbering="true" text:style-name="L1">
        <text:list-item>
          <text:h text:style-name="P121" text:outline-level="1"><text:span text:style-name="T62">Trust but verify!</text:span><text:span text:style-name="T16"> </text:span><text:span text:style-name="T18">Check the identity of the web service by</text:span><text:span text:style-name="T13"> </text:span><text:span text:style-name="T18">connecting over https.</text:span></text:h>
        </text:list-item>
        <text:list-item>
          <text:h text:style-name="P121" text:outline-level="1"><text:span text:style-name="T62">Know your mime type!</text:span><text:span text:style-name="T19"> </text:span><text:span text:style-name="T18">Specify the output format you want, using the </text:span><text:span text:style-name="T1">HTTP Accept header</text:span><text:span text:style-name="T18">. Else, the web service will determine the format and this choice may change over time (for example, when new versions of SDMX are released).</text:span></text:h>
        </text:list-item>
        <text:list-item>
          <text:h text:style-name="P121" text:outline-level="1"><text:span text:style-name="T62">Laziness is a virtue!</text:span><text:span text:style-name="T19"> </text:span><text:span text:style-name="T18">Don’t lose time, resources and bandwidth processing the response if nothing has changed! Use the </text:span><text:span text:style-name="T1">updatedAfter</text:span><text:span text:style-name="T18"> parameter if you can handle deltas, or the </text:span><text:span text:style-name="T1">If-Modified-Since header</text:span><text:span text:style-name="T18"> otherwise.</text:span></text:h>
        </text:list-item>
        <text:list-item>
          <text:h text:style-name="P121" text:outline-level="1"><text:span text:style-name="T62">Travel light!</text:span><text:span text:style-name="T17"> </text:span><text:span text:style-name="T18">Compress the response, using the </text:span><text:span text:style-name="T1">HTTP Accept-Encoding header</text:span><text:span text:style-name="T18">.</text:span></text:h>
        </text:list-item>
        <text:list-item>
          <text:h text:style-name="P121" text:outline-level="1"><text:span text:style-name="T62">The answer is 42. </text:span><text:span text:style-name="T20">Or not.</text:span><text:span text:style-name="T19"> </text:span><text:span text:style-name="T18">Check the status code of the response. It’s not always 200 (or 42).</text:span></text:h>
        </text:list-item>
        <text:list-item>
          <text:h text:style-name="P122" text:outline-level="1"><text:span text:style-name="T64">Read The Fine Manual. </text:span><text:span text:style-name="T21">Check </text:span><text:span text:style-name="T22">the</text:span><text:span text:style-name="T21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93">http://sdmx.org/?page_id=10</text:span></text:span></text:a></text:h>
        </text:list-item>
        <text:list-item>
          <text:h text:style-name="P126" text:outline-level="1"><text:span text:style-name="T63">Contact us!</text:span><text:span text:style-name="T21"> </text:span><text:span text:style-name="T23">Y</text:span><text:span text:style-name="T22">ou think a killer feature is missing? Drop us a line at </text:span><text:a xlink:type="simple" xlink:href="mailto:twg@sdmx.org" text:style-name="Internet_20_link" text:visited-style-name="Visited_20_Internet_20_Link"><text:span text:style-name="T93">twg@sdmx.org</text:span></text:a><text:span text:style-name="T22">.</text:span><text:span text:style-name="T93">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Liberation Sans1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2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fo:color="#ff3333" loext:opacity="100%" style:font-name="Liberation Mono1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2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loext:opacity="100%" style:font-name="Liberation Mono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loext:opacity="100%" style:font-name="Liberation Mono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loext:opacity="100%" style:font-name="Liberation Mono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snovsky, Xavier</meta:initial-creator>
    <meta:creation-date>2014-10-16T10:26:00</meta:creation-date>
    <dc:date>2021-04-09T09:34:25.374315085</dc:date>
    <meta:editing-cycles>126</meta:editing-cycles>
    <meta:editing-duration>P1DT3H20M55S</meta:editing-duration>
    <meta:generator>LibreOffice/7.1.0.3$Linux_X86_64 LibreOffice_project/10$Build-3</meta:generator>
    <meta:document-statistic meta:table-count="11" meta:image-count="0" meta:object-count="0" meta:page-count="4" meta:paragraph-count="283" meta:word-count="922" meta:character-count="7095" meta:non-whitespace-character-count="6456"/>
  </office:meta>
</office:document-meta>
</file>